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3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33.81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31.4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9.79mm"/>
    </style:style>
    <style:style style:name="co17" style:family="table-column">
      <style:table-column-properties fo:break-before="auto" style:column-width="30.59mm"/>
    </style:style>
    <style:style style:name="co18" style:family="table-column">
      <style:table-column-properties fo:break-before="auto" style:column-width="7.34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6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aed5" style:text-align-source="fix" style:repeat-content="false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bcaed5" style:rotation-angle="90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dfcce4" style:text-align-source="fix" style:repeat-content="false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dfcce4" style:rotation-angle="90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caed5"/>
    </style:style>
    <style:style style:name="ce6" style:family="table-cell" style:parent-style-name="Default">
      <style:table-cell-properties fo:background-color="#dfcce4"/>
    </style:style>
    <style:style style:name="ce22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bcaed5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26">
      <style:table-cell-properties fo:background-color="#bcaed5" style:text-align-source="fix" style:repeat-content="false" style:vertical-align="middle"/>
      <style:paragraph-properties fo:text-align="end" fo:margin-left="0mm"/>
    </style:style>
    <style:style style:name="ce42" style:family="table-cell" style:parent-style-name="Default" style:data-style-name="N126">
      <style:table-cell-properties fo:background-color="#dfcce4" style:text-align-source="fix" style:repeat-content="false" style:vertical-align="middle"/>
      <style:paragraph-properties fo:text-align="end" fo:margin-left="0mm"/>
    </style:style>
    <style:style style:name="ce43" style:family="table-cell" style:parent-style-name="Default" style:data-style-name="N126">
      <style:table-cell-properties fo:background-color="#dfcce4" style:text-align-source="fix" style:repeat-content="false"/>
      <style:paragraph-properties fo:text-align="end" fo:margin-left="0mm"/>
    </style:style>
    <style:style style:name="ce44" style:family="table-cell" style:parent-style-name="Default" style:data-style-name="N126">
      <style:table-cell-properties fo:background-color="#bcaed5" style:text-align-source="fix" style:repeat-content="false"/>
      <style:paragraph-properties fo:text-align="end" fo:margin-left="0mm"/>
    </style:style>
    <style:style style:name="ce58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126"/>
    <style:style style:name="ce62" style:family="table-cell" style:parent-style-name="Default" style:data-style-name="N126">
      <style:table-cell-properties fo:background-color="#bcaed5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26">
      <style:table-cell-properties fo:background-color="#dfcce4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26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62a73b" style:text-align-source="fix" style:repeat-content="false" fo:border-left="1.11pt double-thin #000000" style:border-line-width-left="0.18mm 0.04mm 0.18mm" fo:border-right="none" style:rotation-angle="90" fo:border-top="non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9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20" style:family="table-cell" style:parent-style-name="Default">
      <style:table-cell-properties fo:border-bottom="1.11pt double-thin #000000" style:border-line-width-bottom="0.18mm 0.04mm 0.18mm" fo:border-left="1.11pt double-thin #000000" style:border-line-width-left="0.18mm 0.04mm 0.18mm" fo:border-right="none" fo:border-top="none"/>
    </style:style>
    <style:style style:name="ce21" style:family="table-cell" style:parent-style-name="Default">
      <style:table-cell-properties fo:border-bottom="1.11pt double-thin #000000" style:border-line-width-bottom="0.18mm 0.04mm 0.18mm" fo:background-color="#62a73b" fo:border-left="1.11pt double-thin #000000" style:border-line-width-left="0.18mm 0.04mm 0.18mm" fo:border-right="none" fo:border-top="none"/>
    </style:style>
    <style:style style:name="ce82" style:family="table-cell" style:parent-style-name="Default">
      <style:table-cell-properties fo:background-color="#c2e0ae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ff" fo:border-left="1.11pt double-thin #000000" style:border-line-width-left="0.18mm 0.04mm 0.18mm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1.11pt double-thin #000000" style:border-line-width-left="0.18mm 0.04mm 0.18mm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ackground-color="#ffffff" fo:border="none"/>
    </style:style>
    <style:style style:name="ce8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1.11pt double-thin #000000" style:border-line-width-bottom="0.18mm 0.04mm 0.18mm" fo:background-color="#ffffff" fo:border-left="none" fo:border-right="none" fo:border-top="none"/>
    </style:style>
    <style:style style:name="ce28" style:family="table-cell" style:parent-style-name="Default">
      <style:table-cell-properties fo:border-bottom="none" fo:background-color="#c2e0ae" style:text-align-source="fix" style:repeat-content="false" fo:border-left="none" fo:border-right="none" fo:border-top="1.11pt double-thin #000000" style:border-line-width-top="0.18mm 0.04mm 0.18m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cde9b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fo:background-color="#ffffff" style:rotation-angle="90"/>
    </style:style>
    <style:style style:name="ce32" style:family="table-cell" style:parent-style-name="Default">
      <style:table-cell-properties fo:background-color="#ffffff" fo:border="none" style:rotation-angle="9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18mm 0.04mm 0.18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>
      <style:table-cell-properties fo:background-color="#e0efd4" fo:border="none"/>
    </style:style>
    <style:style style:name="ce36" style:family="table-cell" style:parent-style-name="Default">
      <style:table-cell-properties fo:background-color="#cde9ba"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fo:background-color="#cde9ba" fo:border="none"/>
    </style:style>
    <style:style style:name="ce38" style:family="table-cell" style:parent-style-name="Default">
      <style:table-cell-properties fo:border-bottom="none" fo:border-left="none" fo:border-right="none" fo:border-top="1.11pt double-thin #000000" style:border-line-width-top="0.18mm 0.04mm 0.18mm"/>
    </style:style>
    <style:style style:name="ce99" style:family="table-cell" style:parent-style-name="Default">
      <style:table-cell-properties fo:background-color="#e0efd4"/>
    </style:style>
    <style:style style:name="ce100" style:family="table-cell" style:parent-style-name="Default">
      <style:table-cell-properties fo:background-color="#cde9ba"/>
    </style:style>
    <style:style style:name="ce105" style:family="table-cell" style:parent-style-name="Default" style:data-style-name="N107">
      <style:table-cell-properties fo:background-color="#e0efd4"/>
    </style:style>
    <style:style style:name="ce106" style:family="table-cell" style:parent-style-name="Default" style:data-style-name="N107">
      <style:table-cell-properties fo:background-color="#e0efd4" style:text-align-source="value-type" style:repeat-content="false"/>
      <style:paragraph-properties fo:margin-left="0mm"/>
    </style:style>
    <style:style style:name="ce107" style:family="table-cell" style:parent-style-name="Default" style:data-style-name="N107">
      <style:table-cell-properties fo:background-color="#cde9ba"/>
    </style:style>
    <style:style style:name="ce108" style:family="table-cell" style:parent-style-name="Default" style:data-style-name="N107">
      <style:table-cell-properties fo:background-color="#cde9ba" style:text-align-source="value-type" style:repeat-content="false"/>
      <style:paragraph-properties fo:margin-left="0mm"/>
    </style:style>
    <style:style style:name="ce45" style:family="table-cell" style:parent-style-name="Default">
      <style:table-cell-properties fo:border-bottom="none" fo:background-color="#ffffff" fo:border-left="none" fo:border-right="none" fo:border-top="1.11pt double-thin #000000" style:border-line-width-top="0.18mm 0.04mm 0.18mm"/>
    </style:style>
    <style:style style:name="ce46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/>
      <style:text-properties style:text-underline-style="none"/>
    </style:style>
    <style:style style:name="ce48" style:family="table-cell" style:parent-style-name="Default">
      <style:table-cell-properties fo:background-color="#e0efd4" fo:border="none"/>
      <style:text-properties style:text-underline-style="none"/>
    </style:style>
    <style:style style:name="ce49" style:family="table-cell" style:parent-style-name="Default">
      <style:table-cell-properties fo:background-color="#cde9ba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cde9ba" style:text-align-source="fix" style:repeat-content="false" fo:border="none" style:vertical-align="middle"/>
      <style:paragraph-properties fo:text-align="center"/>
      <style:text-properties style:text-underline-style="none"/>
    </style:style>
    <style:style style:name="ce52" style:family="table-cell" style:parent-style-name="Default">
      <style:table-cell-properties fo:background-color="#cde9ba" fo:border="none"/>
      <style:text-properties style:text-underline-style="none"/>
    </style:style>
    <style:style style:name="ce53" style:family="table-cell" style:parent-style-name="Default">
      <style:table-cell-properties fo:background-color="#e0efd4"/>
      <style:text-properties style:text-underline-style="none"/>
    </style:style>
    <style:style style:name="ce54" style:family="table-cell" style:parent-style-name="Default">
      <style:table-cell-properties fo:background-color="#cde9ba"/>
      <style:text-properties style:text-underline-style="none"/>
    </style:style>
    <style:style style:name="ce55" style:family="table-cell" style:parent-style-name="Default">
      <style:table-cell-properties fo:border-bottom="none" fo:background-color="#ffffff" fo:border-left="none" fo:border-right="1.11pt double-thin #000000" style:border-line-width-right="0.18mm 0.04mm 0.18mm" fo:border-top="1.11pt double-thin #000000" style:border-line-width-top="0.18mm 0.04mm 0.18mm"/>
    </style:style>
    <style:style style:name="ce56" style:family="table-cell" style:parent-style-name="Default">
      <style:table-cell-properties fo:border-bottom="none" fo:background-color="#ffffff" fo:border-left="none" fo:border-right="1.11pt double-thin #000000" style:border-line-width-right="0.18mm 0.04mm 0.18mm" fo:border-top="none"/>
    </style:style>
    <style:style style:name="ce57" style:family="table-cell" style:parent-style-name="Default">
      <style:table-cell-properties fo:border-bottom="1.11pt double-thin #000000" style:border-line-width-bottom="0.18mm 0.04mm 0.18mm" fo:background-color="#ffffff" fo:border-left="none" fo:border-right="1.11pt double-thin #000000" style:border-line-width-right="0.18mm 0.04mm 0.18mm" fo:border-top="none"/>
    </style:style>
    <style:style style:name="ce122" style:family="table-cell" style:parent-style-name="Default">
      <style:table-cell-properties fo:border-bottom="none" fo:background-color="#7da7d8" style:text-align-source="fix" style:repeat-content="false" fo:border-left="1.11pt double-thin #000000" style:border-line-width-left="0.18mm 0.04mm 0.18mm" fo:border-right="none" style:rotation-angle="9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order-bottom="1.11pt double-thin #000000" style:border-line-width-bottom="0.18mm 0.04mm 0.18mm" fo:background-color="#7da7d8" fo:border-left="1.11pt double-thin #000000" style:border-line-width-left="0.18mm 0.04mm 0.18mm" fo:border-right="none" fo:border-top="none"/>
    </style:style>
    <style:style style:name="ce59" style:family="table-cell" style:parent-style-name="Default">
      <style:table-cell-properties fo:background-color="#adc5e7"/>
      <style:text-properties style:text-underline-style="none" fo:font-weight="bold" style:font-weight-asian="bold" style:font-weight-complex="bold"/>
    </style:style>
    <style:style style:name="ce60" style:family="table-cell" style:parent-style-name="Default">
      <style:table-cell-properties fo:background-color="#7da7d8"/>
    </style:style>
    <style:style style:name="ce126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ce64" style:family="table-cell" style:parent-style-name="Default">
      <style:table-cell-properties fo:background-color="#333333"/>
    </style:style>
    <style:style style:name="ce135" style:family="table-cell" style:parent-style-name="Default">
      <style:table-cell-properties fo:background-color="#bce4e5"/>
    </style:style>
    <style:style style:name="ce6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100">
      <style:table-cell-properties fo:background-color="#999999"/>
    </style:style>
    <style:style style:name="ce69" style:family="table-cell" style:parent-style-name="Default" style:data-style-name="N61">
      <style:table-cell-properties fo:background-color="#999999"/>
    </style:style>
    <style:style style:name="ce70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3.18mm" svg:height="119.91mm" svg:x="511.98mm" svg:y="217.86mm">
            <draw:object draw:notify-on-update-of-ranges="Hoja1.B4:Hoja1.B6 Hoja1.C2:Hoja1.C2 Hoja1.C4:Hoja1.C6 Hoja1.Z19:Hoja1.Z19 Hoja1.D2:Hoja1.D2 Hoja1.D4:Hoja1.D6 Hoja1.Y1:Hoja1.Y1 Hoja1.E2:Hoja1.E2 Hoja1.E4:Hoja1.E6 Hoja1.M1:Hoja1.M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18mm" svg:height="119.91mm" svg:x="511.65mm" svg:y="340.81mm">
            <draw:object draw:notify-on-update-of-ranges="Hoja1.B4:Hoja1.B6 Hoja1.C2:Hoja1.C2 Hoja1.C9:Hoja1.C11 Hoja1.D2:Hoja1.D2 Hoja1.D9:Hoja1.D11 Hoja1.E2:Hoja1.E2 Hoja1.E9:Hoja1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3.18mm" svg:height="119.91mm" svg:x="512.6mm" svg:y="466.93mm">
            <draw:object draw:notify-on-update-of-ranges="Hoja1.B4:Hoja1.B6 Hoja1.C2:Hoja1.C2 Hoja1.C14:Hoja1.C16 Hoja1.D2:Hoja1.D2 Hoja1.D14:Hoja1.D16 Hoja1.E2:Hoja1.E2 Hoja1.E14:Hoja1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1.47mm" svg:height="167.37mm" svg:x="0.73mm" svg:y="153.98mm">
            <draw:object draw:notify-on-update-of-ranges="Hoja1.B4:Hoja1.B6 Hoja1.C19:Hoja1.C19 Hoja1.C21:Hoja1.C23 Hoja1.D19:Hoja1.D19 Hoja1.D21:Hoja1.D23 Hoja1.C24:Hoja1.C24 Hoja1.C26:Hoja1.C28 Hoja1.D24:Hoja1.D24 Hoja1.D26:Hoja1.D28 Hoja1.C29:Hoja1.C29 Hoja1.C31:Hoja1.C33 Hoja1.D29:Hoja1.D29 Hoja1.D31:Hoja1.D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62.77mm" svg:height="119.81mm" svg:x="0mm" svg:y="325.7mm">
            <draw:object draw:notify-on-update-of-ranges="Hoja1.B4:Hoja1.B6 Hoja1.C19:Hoja1.C19 Hoja1.C21:Hoja1.C23 Hoja1.D19:Hoja1.D19 Hoja1.D21:Hoja1.D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62.77mm" svg:height="119.81mm" svg:x="0mm" svg:y="448.07mm">
            <draw:object draw:notify-on-update-of-ranges="Hoja1.B4:Hoja1.B6 Hoja1.C24:Hoja1.C24 Hoja1.C26:Hoja1.C28 Hoja1.D24:Hoja1.D24 Hoja1.D26:Hoja1.D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62.77mm" svg:height="119.81mm" svg:x="0mm" svg:y="574.4mm">
            <draw:object draw:notify-on-update-of-ranges="Hoja1.B4:Hoja1.B6 Hoja1.C29:Hoja1.C29 Hoja1.C31:Hoja1.C33 Hoja1.D29:Hoja1.D29 Hoja1.D31:Hoja1.D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4" table:number-columns-repeated="2" table:default-cell-style-name="ce86"/>
        <table:table-column table:style-name="co15" table:default-cell-style-name="Default"/>
        <table:table-column table:style-name="co16" table:default-cell-style-name="ce100"/>
        <table:table-column table:style-name="co17" table:default-cell-style-name="ce53"/>
        <table:table-column table:style-name="co14" table:default-cell-style-name="ce105"/>
        <table:table-column table:style-name="co18" table:default-cell-style-name="ce56"/>
        <table:table-column table:style-name="co14" table:default-cell-style-name="Default"/>
        <table:table-column table:style-name="co19" table:default-cell-style-name="Default"/>
        <table:table-column table:style-name="co14" table:number-columns-repeated="16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A DE TIEMPOS</text:p>
          </table:table-cell>
          <table:covered-table-cell table:number-columns-repeated="5"/>
          <table:table-cell table:number-columns-repeated="4"/>
          <table:table-cell table:style-name="ce18" office:value-type="string" calcext:value-type="string" table:number-columns-spanned="1" table:number-rows-spanned="100">
            <text:p>ESTUDIO NÚMERO DE TRHEADSxBLOQUE</text:p>
          </table:table-cell>
          <table:table-cell table:style-name="ce82" office:value-type="string" calcext:value-type="string" table:number-columns-spanned="1" table:number-rows-spanned="28">
            <text:p>Número Threads</text:p>
          </table:table-cell>
          <table:table-cell table:style-name="ce28" office:value-type="string" calcext:value-type="string" table:number-columns-spanned="4" table:number-rows-spanned="1">
            <text:p>Tabla Datos Comprimida</text:p>
          </table:table-cell>
          <table:covered-table-cell table:style-name="ce33"/>
          <table:covered-table-cell table:number-columns-repeated="2" table:style-name="ce38"/>
          <table:table-cell table:style-name="ce45"/>
          <table:table-cell table:style-name="ce28" office:value-type="string" calcext:value-type="string" table:number-columns-spanned="4" table:number-rows-spanned="1">
            <text:p>Tabla Datos Extendida</text:p>
          </table:table-cell>
          <table:covered-table-cell table:style-name="ce33"/>
          <table:covered-table-cell table:number-columns-repeated="2" table:style-name="ce38"/>
          <table:table-cell table:style-name="ce55"/>
          <table:table-cell/>
          <table:table-cell table:style-name="ce122" office:value-type="string" calcext:value-type="string" table:number-columns-spanned="1" table:number-rows-spanned="45">
            <text:p>ESTUDIO NÚMERO DE CORES CPU</text:p>
          </table:table-cell>
          <table:table-cell table:style-name="ce59" office:value-type="string" calcext:value-type="string">
            <text:p>Vers | T(s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86"/>
          <table:table-cell table:style-name="ce60" office:value-type="string" calcext:value-type="string">
            <text:p>Tiempos Sec</text:p>
          </table:table-cell>
          <table:table-cell table:style-name="ce86"/>
          <table:table-cell table:style-name="ce135"/>
          <table:table-cell table:style-name="ce135" office:value-type="string" calcext:value-type="string">
            <text:p>v1(n=2)</text:p>
          </table:table-cell>
          <table:table-cell table:style-name="ce135" office:value-type="string" calcext:value-type="string">
            <text:p>v1(n=4)</text:p>
          </table:table-cell>
          <table:table-cell table:style-name="ce135" office:value-type="string" calcext:value-type="string">
            <text:p>v1(n=8)</text:p>
          </table:table-cell>
          <table:table-cell table:style-name="ce135" office:value-type="string" calcext:value-type="string">
            <text:p>v2(n=1)</text:p>
          </table:table-cell>
          <table:table-cell table:style-name="ce135" office:value-type="string" calcext:value-type="string">
            <text:p>v2(n=2)</text:p>
          </table:table-cell>
          <table:table-cell table:style-name="ce135" office:value-type="string" calcext:value-type="string">
            <text:p>v2(n=4)</text:p>
          </table:table-cell>
          <table:table-cell table:style-name="ce135" office:value-type="string" calcext:value-type="string">
            <text:p>v2(n=8)</text:p>
          </table:table-cell>
          <table:table-cell table:style-name="ce56"/>
        </table:table-row>
        <table:table-row table:style-name="ro2">
          <table:table-cell table:style-name="ce9" office:value-type="string" calcext:value-type="string" table:number-columns-spanned="1" table:number-rows-spanned="5">
            <text:p>Baja Resolución</text:p>
          </table:table-cell>
          <table:table-cell table:style-name="ce5"/>
          <table:table-cell table:style-name="ce39" office:value-type="string" calcext:value-type="string" table:number-columns-spanned="1" table:number-rows-spanned="2">
            <text:p>CPU Secuencial</text:p>
          </table:table-cell>
          <table:table-cell table:style-name="ce39" office:value-type="string" calcext:value-type="string" table:number-columns-spanned="1" table:number-rows-spanned="2">
            <text:p>CPU MPI</text:p>
          </table:table-cell>
          <table:table-cell table:style-name="ce39" office:value-type="string" calcext:value-type="string" table:number-columns-spanned="1" table:number-rows-spanned="2">
            <text:p>GPU CUDA</text:p>
          </table:table-cell>
          <table:table-cell table:number-columns-repeated="5"/>
          <table:covered-table-cell table:style-name="ce19"/>
          <table:covered-table-cell table:style-name="ce23"/>
          <table:table-cell table:style-name="ce29" office:value-type="string" calcext:value-type="string" table:number-columns-spanned="1" table:number-rows-spanned="9">
            <text:p>Baja Resolución</text:p>
          </table:table-cell>
          <table:table-cell table:style-name="ce34" office:value-type="float" office:value="100" calcext:value-type="float" table:number-columns-spanned="1" table:number-rows-spanned="3">
            <text:p>100</text:p>
          </table:table-cell>
          <table:table-cell table:style-name="ce99" office:value-type="string" calcext:value-type="string">
            <text:p>Tiempo ejecucion</text:p>
          </table:table-cell>
          <table:table-cell table:style-name="ce105" table:formula="of:=AVERAGE([.U2];[.U6];[.U10])" office:value-type="float" office:value="0.0000044" calcext:value-type="float">
            <text:p>0,00000440</text:p>
          </table:table-cell>
          <table:table-cell/>
          <table:table-cell table:style-name="ce82" office:value-type="string" calcext:value-type="string" table:number-columns-spanned="1" table:number-rows-spanned="33">
            <text:p>Número Threads(BR)</text:p>
          </table:table-cell>
          <table:table-cell table:style-name="ce47" office:value-type="float" office:value="100" calcext:value-type="float" table:number-columns-spanned="1" table:number-rows-spanned="11">
            <text:p>100</text:p>
          </table:table-cell>
          <table:table-cell office:value-type="string" calcext:value-type="string">
            <text:p>Tiempo ejecucion</text:p>
          </table:table-cell>
          <table:table-cell office:value-type="float" office:value="0.00000298" calcext:value-type="float">
            <text:p>0,00000298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Secuencial</text:p>
          </table:table-cell>
          <table:table-cell table:formula="of:=AVERAGE([.AE2:.AE5])" office:value-type="float" office:value="0.04903825" calcext:value-type="float">
            <text:p>0,04903825</text:p>
          </table:table-cell>
          <table:table-cell table:style-name="ce64" table:number-columns-repeated="3"/>
          <table:table-cell table:style-name="ce86"/>
          <table:table-cell office:value-type="float" office:value="0.0497963" calcext:value-type="float">
            <text:p>0,0497963</text:p>
          </table:table-cell>
          <table:table-cell table:style-name="ce86"/>
          <table:table-cell table:style-name="ce67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0.0563785" calcext:value-type="float">
            <text:p>0,0563785</text:p>
          </table:table-cell>
          <table:table-cell office:value-type="float" office:value="0.0291631" calcext:value-type="float">
            <text:p>0,0291631</text:p>
          </table:table-cell>
          <table:table-cell office:value-type="float" office:value="0.0267727" calcext:value-type="float">
            <text:p>0,0267727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0289333" calcext:value-type="float">
            <text:p>0,0289333</text:p>
          </table:table-cell>
          <table:table-cell office:value-type="float" office:value="0.0220664" calcext:value-type="float">
            <text:p>0,0220664</text:p>
          </table:table-cell>
          <table:table-cell office:value-type="float" office:value="0.0400314" calcext:value-type="float">
            <text:p>0,0400314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/>
          <table:covered-table-cell table:number-columns-repeated="3" table:style-name="ce39"/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memoria</text:p>
          </table:table-cell>
          <table:table-cell table:style-name="ce105" table:formula="of:=AVERAGE([.U3];[.U7];[.U11])" office:value-type="float" office:value="0.00111661" calcext:value-type="float">
            <text:p>0,00111661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0111973" calcext:value-type="float">
            <text:p>0,00111973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v1</text:p>
          </table:table-cell>
          <table:table-cell table:style-name="ce64"/>
          <table:table-cell table:formula="of:=(AVERAGE([.AH2:.AH5])+AVERAGE([.AH6:.AH9])+AVERAGE([.AH10:.AH13]))" office:value-type="float" office:value="0.079161929" calcext:value-type="float">
            <text:p>0,079161929</text:p>
          </table:table-cell>
          <table:table-cell table:formula="of:=(AVERAGE([.AI2:.AI5])+AVERAGE([.AI6:.AI9])+AVERAGE([.AI10:.AI13]))" office:value-type="float" office:value="0.08591976725" calcext:value-type="float">
            <text:p>0,08591976725</text:p>
          </table:table-cell>
          <table:table-cell table:formula="of:=(AVERAGE([.AJ2:.AJ5])+AVERAGE([.AJ6:.AJ9])+AVERAGE([.AJ10:.AJ13]))" office:value-type="float" office:value="0.318749098" calcext:value-type="float">
            <text:p>0,318749098</text:p>
          </table:table-cell>
          <table:table-cell table:style-name="ce86"/>
          <table:table-cell office:value-type="float" office:value="0.0494426" calcext:value-type="float">
            <text:p>0,0494426</text:p>
          </table:table-cell>
          <table:table-cell table:style-name="ce86"/>
          <table:covered-table-cell table:style-name="ce135"/>
          <table:table-cell office:value-type="float" office:value="0.0555262" calcext:value-type="float">
            <text:p>0,0555262</text:p>
          </table:table-cell>
          <table:table-cell office:value-type="float" office:value="0.0286544" calcext:value-type="float">
            <text:p>0,0286544</text:p>
          </table:table-cell>
          <table:table-cell office:value-type="float" office:value="0.0318474" calcext:value-type="float">
            <text:p>0,0318474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0404652" calcext:value-type="float">
            <text:p>0,0404652</text:p>
          </table:table-cell>
          <table:table-cell office:value-type="float" office:value="0.0218394" calcext:value-type="float">
            <text:p>0,0218394</text:p>
          </table:table-cell>
          <table:table-cell office:value-type="float" office:value="0.0420043" calcext:value-type="float">
            <text:p>0,0420043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 office:value-type="string" calcext:value-type="string">
            <text:p>Bajo Rendimiento</text:p>
          </table:table-cell>
          <table:table-cell table:style-name="ce41" table:formula="of:=[.Z2]" office:value-type="float" office:value="0.04903825" calcext:value-type="float">
            <text:p>0,0490383</text:p>
          </table:table-cell>
          <table:table-cell table:style-name="ce44" table:formula="of:=[.AC4]" office:value-type="float" office:value="0.317903255" calcext:value-type="float">
            <text:p>0,3179033</text:p>
          </table:table-cell>
          <table:table-cell table:style-name="ce44" table:formula="of:=[.P10]" office:value-type="float" office:value="0.00120592" calcext:value-type="float">
            <text:p>0,0012059</text:p>
          </table:table-cell>
          <table:table-cell table:style-name="ce15" office:value-type="string" calcext:value-type="string">
            <text:p>- | 2cores | 1024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total</text:p>
          </table:table-cell>
          <table:table-cell table:style-name="ce106" table:formula="of:=SUM([.P2:.P3])" office:value-type="float" office:value="0.00112101" calcext:value-type="float">
            <text:p>0,00112101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0112271" calcext:value-type="float">
            <text:p>0,00112271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v2</text:p>
          </table:table-cell>
          <table:table-cell table:style-name="ce64"/>
          <table:table-cell table:formula="of:=(AVERAGE([.AL2:.AL5])+AVERAGE([.AL6:.AL9])+AVERAGE([.AL10:.AL13]))" office:value-type="float" office:value="0.05720760675" calcext:value-type="float">
            <text:p>0,05720760675</text:p>
          </table:table-cell>
          <table:table-cell table:formula="of:=(AVERAGE([.AM2:.AM5])+AVERAGE([.AM6:.AM9])+AVERAGE([.AM10:.AM13]))" office:value-type="float" office:value="0.083534332" calcext:value-type="float">
            <text:p>0,083534332</text:p>
          </table:table-cell>
          <table:table-cell table:formula="of:=(AVERAGE([.AN2:.AN5])+AVERAGE([.AN6:.AN9])+AVERAGE([.AN10:.AN13]))" office:value-type="float" office:value="0.317903255" calcext:value-type="float">
            <text:p>0,317903255</text:p>
          </table:table-cell>
          <table:table-cell table:style-name="ce86"/>
          <table:table-cell office:value-type="float" office:value="0.0483628" calcext:value-type="float">
            <text:p>0,0483628</text:p>
          </table:table-cell>
          <table:table-cell table:style-name="ce86"/>
          <table:covered-table-cell table:style-name="ce135"/>
          <table:table-cell office:value-type="float" office:value="0.0529525" calcext:value-type="float">
            <text:p>0,0529525</text:p>
          </table:table-cell>
          <table:table-cell office:value-type="float" office:value="0.0366291" calcext:value-type="float">
            <text:p>0,0366291</text:p>
          </table:table-cell>
          <table:table-cell office:value-type="float" office:value="0.0322404" calcext:value-type="float">
            <text:p>0,0322404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0262312" calcext:value-type="float">
            <text:p>0,0262312</text:p>
          </table:table-cell>
          <table:table-cell office:value-type="float" office:value="0.0223756" calcext:value-type="float">
            <text:p>0,0223756</text:p>
          </table:table-cell>
          <table:table-cell office:value-type="float" office:value="0.0443935" calcext:value-type="float">
            <text:p>0,0443935</text:p>
          </table:table-cell>
          <table:table-cell table:style-name="ce56"/>
        </table:table-row>
        <table:table-row table:style-name="ro3">
          <table:covered-table-cell table:style-name="ce2"/>
          <table:table-cell table:style-name="ce5" office:value-type="string" calcext:value-type="string">
            <text:p>Medio Rendimiento</text:p>
          </table:table-cell>
          <table:table-cell table:style-name="ce41" table:formula="of:=[.Z2]" office:value-type="float" office:value="0.04903825" calcext:value-type="float">
            <text:p>0,0490383</text:p>
          </table:table-cell>
          <table:table-cell table:style-name="ce44" table:formula="of:=[.AB4]" office:value-type="float" office:value="0.083534332" calcext:value-type="float">
            <text:p>0,0835343</text:p>
          </table:table-cell>
          <table:table-cell table:style-name="ce44" table:formula="of:=[.P7]" office:value-type="float" office:value="0.00122376666666667" calcext:value-type="float">
            <text:p>0,0012238</text:p>
          </table:table-cell>
          <table:table-cell table:style-name="ce15" office:value-type="string" calcext:value-type="string">
            <text:p><text:span text:style-name="T4">- | 4cores | 576</text:span>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table-cell table:style-name="ce36" office:value-type="float" office:value="576" calcext:value-type="float" table:number-columns-spanned="1" table:number-rows-spanned="3">
            <text:p>576</text:p>
          </table:table-cell>
          <table:table-cell table:style-name="ce100" office:value-type="string" calcext:value-type="string">
            <text:p>Tiempo ejecucion</text:p>
          </table:table-cell>
          <table:table-cell table:style-name="ce107" table:formula="of:=AVERAGE([.U13];[.U17];[.U21])" office:value-type="float" office:value="0.0000113" calcext:value-type="float">
            <text:p>0,00001130</text:p>
          </table:table-cell>
          <table:table-cell/>
          <table:covered-table-cell/>
          <table:covered-table-cell table:style-name="ce48"/>
          <table:table-cell table:number-columns-repeated="4"/>
          <table:covered-table-cell table:style-name="ce86"/>
          <table:table-cell table:style-name="ce126" office:value-type="string" calcext:value-type="string">
            <text:p>Gananc v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2])/([.AA3]) )" office:value-type="float" office:value="0.61946759786513" calcext:value-type="float">
            <text:p>0,61946759786513</text:p>
          </table:table-cell>
          <table:table-cell table:style-name="ce6" table:formula="of:=( ([.Z2])/([.AB3]) )" office:value-type="float" office:value="0.57074467924609" calcext:value-type="float">
            <text:p>0,57074467924609</text:p>
          </table:table-cell>
          <table:table-cell table:style-name="ce6" table:formula="of:=( ([.Z2])/([.AC3]) )" office:value-type="float" office:value="0.153845925549882" calcext:value-type="float">
            <text:p>0,153845925549882</text:p>
          </table:table-cell>
          <table:table-cell table:style-name="ce86"/>
          <table:table-cell office:value-type="float" office:value="0.0485513" calcext:value-type="float">
            <text:p>0,0485513</text:p>
          </table:table-cell>
          <table:table-cell table:style-name="ce86"/>
          <table:covered-table-cell table:style-name="ce135"/>
          <table:table-cell office:value-type="float" office:value="0.0510884" calcext:value-type="float">
            <text:p>0,0510884</text:p>
          </table:table-cell>
          <table:table-cell office:value-type="float" office:value="0.0292357" calcext:value-type="float">
            <text:p>0,0292357</text:p>
          </table:table-cell>
          <table:table-cell office:value-type="float" office:value="0.0382004" calcext:value-type="float">
            <text:p>0,0382004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0288856" calcext:value-type="float">
            <text:p>0,0288856</text:p>
          </table:table-cell>
          <table:table-cell office:value-type="float" office:value="0.0236884" calcext:value-type="float">
            <text:p>0,0236884</text:p>
          </table:table-cell>
          <table:table-cell office:value-type="float" office:value="0.0363024" calcext:value-type="float">
            <text:p>0,0363024</text:p>
          </table:table-cell>
          <table:table-cell table:style-name="ce56"/>
        </table:table-row>
        <table:table-row table:style-name="ro2">
          <table:covered-table-cell table:style-name="ce2"/>
          <table:table-cell table:style-name="ce5" office:value-type="string" calcext:value-type="string">
            <text:p>Alto Rendimiento</text:p>
          </table:table-cell>
          <table:table-cell table:style-name="ce41" table:formula="of:=[.Z2]" office:value-type="float" office:value="0.04903825" calcext:value-type="float">
            <text:p>0,0490383</text:p>
          </table:table-cell>
          <table:table-cell table:style-name="ce44" table:formula="of:=[.AA4]" office:value-type="float" office:value="0.05720760675" calcext:value-type="float">
            <text:p>0,0572076</text:p>
          </table:table-cell>
          <table:table-cell table:style-name="ce44" table:formula="of:=[.P4]" office:value-type="float" office:value="0.00112101" calcext:value-type="float">
            <text:p>0,0011210</text:p>
          </table:table-cell>
          <table:table-cell table:style-name="ce15" office:value-type="string" calcext:value-type="string">
            <text:p>- |8cores | 100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memoria</text:p>
          </table:table-cell>
          <table:table-cell table:style-name="ce107" table:formula="of:=AVERAGE([.U14];[.U18];[.U22])" office:value-type="float" office:value="0.00121246666666667" calcext:value-type="float">
            <text:p>0,00121247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ejecucion</text:p>
          </table:table-cell>
          <table:table-cell office:value-type="float" office:value="0.00000718" calcext:value-type="float">
            <text:p>0,00000718</text:p>
          </table:table-cell>
          <table:table-cell table:number-columns-repeated="2"/>
          <table:covered-table-cell table:style-name="ce86"/>
          <table:table-cell table:style-name="ce126" office:value-type="string" calcext:value-type="string">
            <text:p>Gananc v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2])/([.AA4]) )" office:value-type="float" office:value="0.857198068332058" calcext:value-type="float">
            <text:p>0,857198068332058</text:p>
          </table:table-cell>
          <table:table-cell table:style-name="ce6" table:formula="of:=( ([.Z2])/([.AB4]) )" office:value-type="float" office:value="0.587043061528283" calcext:value-type="float">
            <text:p>0,587043061528283</text:p>
          </table:table-cell>
          <table:table-cell table:style-name="ce6" table:formula="of:=( ([.Z2])/([.AC4]) )" office:value-type="float" office:value="0.154255262343885" calcext:value-type="float">
            <text:p>0,154255262343885</text:p>
          </table:table-cell>
          <table:table-cell table:style-name="ce86" table:number-columns-repeated="3"/>
          <table:table-cell table:style-name="ce67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00624367" calcext:value-type="float">
            <text:p>0,000624367</text:p>
          </table:table-cell>
          <table:table-cell office:value-type="float" office:value="0.00032882" calcext:value-type="float">
            <text:p>0,00032882</text:p>
          </table:table-cell>
          <table:table-cell office:value-type="float" office:value="0.000221433" calcext:value-type="float">
            <text:p>0,000221433</text:p>
          </table:table-cell>
          <table:table-cell table:style-name="ce69" office:value-type="float" office:value="-5.60912E+158" calcext:value-type="float">
            <text:p>-5,61E+158</text:p>
          </table:table-cell>
          <table:table-cell office:value-type="float" office:value="0.000395644" calcext:value-type="float">
            <text:p>0,000395644</text:p>
          </table:table-cell>
          <table:table-cell office:value-type="float" office:value="0.000943025" calcext:value-type="float">
            <text:p>0,000943025</text:p>
          </table:table-cell>
          <table:table-cell office:value-type="float" office:value="0.00213221" calcext:value-type="float">
            <text:p>0,00213221</text:p>
          </table:table-cell>
          <table:table-cell table:style-name="ce56"/>
        </table:table-row>
        <table:table-row table:style-name="ro2">
          <table:table-cell table:style-name="ce11" office:value-type="string" calcext:value-type="string" table:number-columns-spanned="1" table:number-rows-spanned="5">
            <text:p>Resolución 4k</text:p>
          </table:table-cell>
          <table:table-cell table:style-name="ce6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15"/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total</text:p>
          </table:table-cell>
          <table:table-cell table:style-name="ce107" table:formula="of:=SUM([.P5:.P6])" office:value-type="float" office:value="0.00122376666666667" calcext:value-type="float">
            <text:p>0,00122377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0111104" calcext:value-type="float">
            <text:p>0,00111104</text:p>
          </table:table-cell>
          <table:table-cell table:number-columns-repeated="2"/>
          <table:covered-table-cell table:style-name="ce86"/>
          <table:table-cell table:style-name="ce129" office:value-type="string" calcext:value-type="string" table:number-columns-spanned="8" table:number-rows-spanned="7">
            <text:p>BAJA RESOLUCIÓN</text:p>
          </table:table-cell>
          <table:covered-table-cell table:number-columns-repeated="7" table:style-name="ce86"/>
          <table:covered-table-cell table:style-name="ce135"/>
          <table:table-cell office:value-type="float" office:value="0.000643153" calcext:value-type="float">
            <text:p>0,000643153</text:p>
          </table:table-cell>
          <table:table-cell office:value-type="float" office:value="0.000254103" calcext:value-type="float">
            <text:p>0,000254103</text:p>
          </table:table-cell>
          <table:table-cell office:value-type="float" office:value="0.000225999" calcext:value-type="float">
            <text:p>0,000225999</text:p>
          </table:table-cell>
          <table:table-cell table:style-name="ce70" office:value-type="float" office:value="6931.45" calcext:value-type="float">
            <text:p>6931,45</text:p>
          </table:table-cell>
          <table:table-cell office:value-type="float" office:value="0.000348967" calcext:value-type="float">
            <text:p>0,000348967</text:p>
          </table:table-cell>
          <table:table-cell office:value-type="float" office:value="0.000924163" calcext:value-type="float">
            <text:p>0,000924163</text:p>
          </table:table-cell>
          <table:table-cell office:value-type="float" office:value="0.00186094" calcext:value-type="float">
            <text:p>0,00186094</text:p>
          </table:table-cell>
          <table:table-cell table:style-name="ce56"/>
        </table:table-row>
        <table:table-row table:style-name="ro2">
          <table:covered-table-cell table:style-name="ce11"/>
          <table:table-cell table:style-name="ce6"/>
          <table:covered-table-cell table:number-columns-repeated="3" table:style-name="ce42"/>
          <table:table-cell table:style-name="ce15"/>
          <table:table-cell table:number-columns-repeated="4"/>
          <table:covered-table-cell table:style-name="ce19"/>
          <table:covered-table-cell table:style-name="ce23"/>
          <table:covered-table-cell table:style-name="ce30"/>
          <table:table-cell table:style-name="ce34" office:value-type="float" office:value="1024" calcext:value-type="float" table:number-columns-spanned="1" table:number-rows-spanned="3">
            <text:p>1024</text:p>
          </table:table-cell>
          <table:table-cell table:style-name="ce99" office:value-type="string" calcext:value-type="string">
            <text:p>Tiempo ejecucion</text:p>
          </table:table-cell>
          <table:table-cell table:style-name="ce105" table:formula="of:=AVERAGE([.U24];[.U28];[.U32])" office:value-type="float" office:value="0.0000142533333333333" calcext:value-type="float">
            <text:p>0,00001425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0111822" calcext:value-type="float">
            <text:p>0,00111822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00635213" calcext:value-type="float">
            <text:p>0,000635213</text:p>
          </table:table-cell>
          <table:table-cell office:value-type="float" office:value="0.000281014" calcext:value-type="float">
            <text:p>0,000281014</text:p>
          </table:table-cell>
          <table:table-cell office:value-type="float" office:value="0.000233781" calcext:value-type="float">
            <text:p>0,000233781</text:p>
          </table:table-cell>
          <table:table-cell table:style-name="ce69" office:value-type="float" office:value="5.83236E+183" calcext:value-type="float">
            <text:p>5,83E+183</text:p>
          </table:table-cell>
          <table:table-cell office:value-type="float" office:value="0.000343713" calcext:value-type="float">
            <text:p>0,000343713</text:p>
          </table:table-cell>
          <table:table-cell office:value-type="float" office:value="0.00106987" calcext:value-type="float">
            <text:p>0,00106987</text:p>
          </table:table-cell>
          <table:table-cell office:value-type="float" office:value="0.00150064" calcext:value-type="float">
            <text:p>0,00150064</text:p>
          </table:table-cell>
          <table:table-cell table:style-name="ce56"/>
        </table:table-row>
        <table:table-row table:style-name="ro2">
          <table:covered-table-cell table:style-name="ce11"/>
          <table:table-cell table:style-name="ce6" office:value-type="string" calcext:value-type="string">
            <text:p>Bajo Rendimiento</text:p>
          </table:table-cell>
          <table:table-cell table:style-name="ce42" table:formula="of:=[.Z18]" office:value-type="float" office:value="0.948508" calcext:value-type="float">
            <text:p>0,9485080</text:p>
          </table:table-cell>
          <table:table-cell table:style-name="ce43" table:formula="of:=[.AC20]" office:value-type="float" office:value="1.209117975" calcext:value-type="float">
            <text:p>1,2091180</text:p>
          </table:table-cell>
          <table:table-cell table:style-name="ce43" table:formula="of:=[.P19]" office:value-type="float" office:value="0.0208455433333333" calcext:value-type="float">
            <text:p>0,0208455</text:p>
          </table:table-cell>
          <table:table-cell table:style-name="ce15" office:value-type="string" calcext:value-type="string">
            <text:p>- | 2cores | 1024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memoria</text:p>
          </table:table-cell>
          <table:table-cell table:style-name="ce105" table:formula="of:=AVERAGE([.U25];[.U29];[.U33])" office:value-type="float" office:value="0.00119166666666667" calcext:value-type="float">
            <text:p>0,00119167</text:p>
          </table:table-cell>
          <table:table-cell/>
          <table:covered-table-cell/>
          <table:covered-table-cell table:style-name="ce48"/>
          <table:table-cell table:number-columns-repeated="4"/>
          <table:covered-table-cell table:number-columns-repeated="9" table:style-name="ce86"/>
          <table:covered-table-cell table:style-name="ce135"/>
          <table:table-cell office:value-type="float" office:value="0.000617083" calcext:value-type="float">
            <text:p>0,000617083</text:p>
          </table:table-cell>
          <table:table-cell office:value-type="float" office:value="0.0611318" calcext:value-type="float">
            <text:p>0,0611318</text:p>
          </table:table-cell>
          <table:table-cell office:value-type="float" office:value="0.000247279" calcext:value-type="float">
            <text:p>0,000247279</text:p>
          </table:table-cell>
          <table:table-cell table:style-name="ce69" office:value-type="float" office:value="4.04638E+261" calcext:value-type="float">
            <text:p>4,05E+261</text:p>
          </table:table-cell>
          <table:table-cell office:value-type="float" office:value="0.000383403" calcext:value-type="float">
            <text:p>0,000383403</text:p>
          </table:table-cell>
          <table:table-cell office:value-type="float" office:value="0.00353457" calcext:value-type="float">
            <text:p>0,00353457</text:p>
          </table:table-cell>
          <table:table-cell office:value-type="float" office:value="0.00902263" calcext:value-type="float">
            <text:p>0,00902263</text:p>
          </table:table-cell>
          <table:table-cell table:style-name="ce56"/>
        </table:table-row>
        <table:table-row table:style-name="ro3">
          <table:covered-table-cell table:style-name="ce4"/>
          <table:table-cell table:style-name="ce6" office:value-type="string" calcext:value-type="string">
            <text:p>Medio Rendimiento</text:p>
          </table:table-cell>
          <table:table-cell table:style-name="ce43" table:formula="of:=[.Z18]" office:value-type="float" office:value="0.948508" calcext:value-type="float">
            <text:p>0,9485080</text:p>
          </table:table-cell>
          <table:table-cell table:style-name="ce43" table:formula="of:=[.AB20]" office:value-type="float" office:value="0.704976375" calcext:value-type="float">
            <text:p>0,7049764</text:p>
          </table:table-cell>
          <table:table-cell table:style-name="ce43" table:formula="of:=[.P16]" office:value-type="float" office:value="0.0207394366666667" calcext:value-type="float">
            <text:p>0,0207394</text:p>
          </table:table-cell>
          <table:table-cell table:style-name="ce15" office:value-type="string" calcext:value-type="string">
            <text:p><text:span text:style-name="T4">- | 4cores | 576</text:span>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total</text:p>
          </table:table-cell>
          <table:table-cell table:style-name="ce105" table:formula="of:=SUM([.P8:.P9])" office:value-type="float" office:value="0.00120592" calcext:value-type="float">
            <text:p>0,00120592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ejecucion</text:p>
          </table:table-cell>
          <table:table-cell office:value-type="float" office:value="0.00000304" calcext:value-type="float">
            <text:p>0,00000304</text:p>
          </table:table-cell>
          <table:table-cell table:number-columns-repeated="2"/>
          <table:covered-table-cell table:number-columns-repeated="9" table:style-name="ce86"/>
          <table:table-cell table:style-name="ce67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0274408" calcext:value-type="float">
            <text:p>0,0274408</text:p>
          </table:table-cell>
          <table:table-cell office:value-type="float" office:value="0.0451455" calcext:value-type="float">
            <text:p>0,0451455</text:p>
          </table:table-cell>
          <table:table-cell office:value-type="float" office:value="0.290706" calcext:value-type="float">
            <text:p>0,290706</text:p>
          </table:table-cell>
          <table:table-cell table:style-name="ce70" office:value-type="float" office:value="0.0158521" calcext:value-type="float">
            <text:p>0,0158521</text:p>
          </table:table-cell>
          <table:table-cell office:value-type="float" office:value="0.0245818" calcext:value-type="float">
            <text:p>0,0245818</text:p>
          </table:table-cell>
          <table:table-cell office:value-type="float" office:value="0.0600539" calcext:value-type="float">
            <text:p>0,0600539</text:p>
          </table:table-cell>
          <table:table-cell office:value-type="float" office:value="0.29058" calcext:value-type="float">
            <text:p>0,29058</text:p>
          </table:table-cell>
          <table:table-cell table:style-name="ce56"/>
        </table:table-row>
        <table:table-row table:style-name="ro2">
          <table:covered-table-cell table:style-name="ce4"/>
          <table:table-cell table:style-name="ce6" office:value-type="string" calcext:value-type="string">
            <text:p>Alto Rendimiento</text:p>
          </table:table-cell>
          <table:table-cell table:style-name="ce43" table:formula="of:=[.Z18]" office:value-type="float" office:value="0.948508" calcext:value-type="float">
            <text:p>0,9485080</text:p>
          </table:table-cell>
          <table:table-cell table:style-name="ce43" table:formula="of:=[.AA20]" office:value-type="float" office:value="0.716694855" calcext:value-type="float">
            <text:p>0,7166949</text:p>
          </table:table-cell>
          <table:table-cell table:style-name="ce43" table:formula="of:=[.P13]" office:value-type="float" office:value="0.01917487" calcext:value-type="float">
            <text:p>0,0191749</text:p>
          </table:table-cell>
          <table:table-cell table:style-name="ce15" office:value-type="string" calcext:value-type="string">
            <text:p>- |8cores | 100HxB</text:p>
          </table:table-cell>
          <table:table-cell table:number-columns-repeated="4"/>
          <table:covered-table-cell table:style-name="ce19"/>
          <table:covered-table-cell table:style-name="ce24"/>
          <table:table-cell table:style-name="ce29" office:value-type="string" calcext:value-type="string" table:number-columns-spanned="1" table:number-rows-spanned="9">
            <text:p>Resolución 4k</text:p>
          </table:table-cell>
          <table:table-cell table:style-name="ce36" office:value-type="float" office:value="100" calcext:value-type="float" table:number-columns-spanned="1" table:number-rows-spanned="3">
            <text:p>100</text:p>
          </table:table-cell>
          <table:table-cell table:style-name="ce100" office:value-type="string" calcext:value-type="string">
            <text:p>Tiempo ejecucion</text:p>
          </table:table-cell>
          <table:table-cell table:style-name="ce107" table:formula="of:=AVERAGE([.U35];[.U39];[.U43])" office:value-type="float" office:value="0.00000480333333333333" calcext:value-type="float">
            <text:p>0,00000480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0111906" calcext:value-type="float">
            <text:p>0,00111906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23531" calcext:value-type="float">
            <text:p>0,023531</text:p>
          </table:table-cell>
          <table:table-cell office:value-type="float" office:value="0.0492828" calcext:value-type="float">
            <text:p>0,0492828</text:p>
          </table:table-cell>
          <table:table-cell office:value-type="float" office:value="0.288885" calcext:value-type="float">
            <text:p>0,288885</text:p>
          </table:table-cell>
          <table:table-cell table:style-name="ce70" office:value-type="float" office:value="0.0160619" calcext:value-type="float">
            <text:p>0,0160619</text:p>
          </table:table-cell>
          <table:table-cell office:value-type="float" office:value="0.0299929" calcext:value-type="float">
            <text:p>0,0299929</text:p>
          </table:table-cell>
          <table:table-cell office:value-type="float" office:value="0.0589829" calcext:value-type="float">
            <text:p>0,0589829</text:p>
          </table:table-cell>
          <table:table-cell office:value-type="float" office:value="0.225898" calcext:value-type="float">
            <text:p>0,225898</text:p>
          </table:table-cell>
          <table:table-cell table:style-name="ce56"/>
        </table:table-row>
        <table:table-row table:style-name="ro2">
          <table:table-cell table:style-name="ce9" office:value-type="string" calcext:value-type="string" table:number-columns-spanned="1" table:number-rows-spanned="5">
            <text:p>Resolución 8k</text:p>
          </table:table-cell>
          <table:table-cell table:style-name="ce5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15"/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memoria</text:p>
          </table:table-cell>
          <table:table-cell table:style-name="ce107" table:formula="of:=AVERAGE([.U36];[.U40];[.U44])" office:value-type="float" office:value="0.0191700666666667" calcext:value-type="float">
            <text:p>0,01917007</text:p>
          </table:table-cell>
          <table:table-cell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011221" calcext:value-type="float">
            <text:p>0,00112210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242675" calcext:value-type="float">
            <text:p>0,0242675</text:p>
          </table:table-cell>
          <table:table-cell office:value-type="float" office:value="0.000313632" calcext:value-type="float">
            <text:p>0,000313632</text:p>
          </table:table-cell>
          <table:table-cell office:value-type="float" office:value="0.293337" calcext:value-type="float">
            <text:p>0,293337</text:p>
          </table:table-cell>
          <table:table-cell table:style-name="ce70" office:value-type="float" office:value="0.0162059" calcext:value-type="float">
            <text:p>0,0162059</text:p>
          </table:table-cell>
          <table:table-cell office:value-type="float" office:value="0.0226438" calcext:value-type="float">
            <text:p>0,0226438</text:p>
          </table:table-cell>
          <table:table-cell office:value-type="float" office:value="0.0602284" calcext:value-type="float">
            <text:p>0,0602284</text:p>
          </table:table-cell>
          <table:table-cell office:value-type="float" office:value="0.277716" calcext:value-type="float">
            <text:p>0,277716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/>
          <table:covered-table-cell table:number-columns-repeated="3" table:style-name="ce41"/>
          <table:table-cell table:style-name="ce15"/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total</text:p>
          </table:table-cell>
          <table:table-cell table:style-name="ce108" table:formula="of:=SUM([.P11:.P12])" office:value-type="float" office:value="0.01917487" calcext:value-type="float">
            <text:p>0,01917487</text:p>
          </table:table-cell>
          <table:table-cell/>
          <table:covered-table-cell/>
          <table:table-cell table:style-name="ce49" office:value-type="float" office:value="576" calcext:value-type="float" table:number-columns-spanned="1" table:number-rows-spanned="11">
            <text:p>576</text:p>
          </table:table-cell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1118" calcext:value-type="float">
            <text:p>0,00001118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22943" calcext:value-type="float">
            <text:p>0,022943</text:p>
          </table:table-cell>
          <table:table-cell office:value-type="float" office:value="0.0632591" calcext:value-type="float">
            <text:p>0,0632591</text:p>
          </table:table-cell>
          <table:table-cell office:value-type="float" office:value="0.272079" calcext:value-type="float">
            <text:p>0,272079</text:p>
          </table:table-cell>
          <table:table-cell table:style-name="ce70" office:value-type="float" office:value="0.0167855" calcext:value-type="float">
            <text:p>0,0167855</text:p>
          </table:table-cell>
          <table:table-cell office:value-type="float" office:value="0.0256249" calcext:value-type="float">
            <text:p>0,0256249</text:p>
          </table:table-cell>
          <table:table-cell office:value-type="float" office:value="0.0584307" calcext:value-type="float">
            <text:p>0,0584307</text:p>
          </table:table-cell>
          <table:table-cell office:value-type="float" office:value="0.300171" calcext:value-type="float">
            <text:p>0,300171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 office:value-type="string" calcext:value-type="string">
            <text:p>Bajo Rendimiento</text:p>
          </table:table-cell>
          <table:table-cell table:style-name="ce41" table:formula="of:=[.Z34]" office:value-type="float" office:value="3.8426575" calcext:value-type="float">
            <text:p>3,8426575</text:p>
          </table:table-cell>
          <table:table-cell table:style-name="ce44" table:formula="of:=[.AC36]" office:value-type="float" office:value="3.39820575" calcext:value-type="float">
            <text:p>3,3982058</text:p>
          </table:table-cell>
          <table:table-cell table:style-name="ce44" table:formula="of:=[.P28]" office:value-type="float" office:value="0.0767821933333333" calcext:value-type="float">
            <text:p>0,0767822</text:p>
          </table:table-cell>
          <table:table-cell table:style-name="ce15" office:value-type="string" calcext:value-type="string">
            <text:p>- | 2cores | 1024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table-cell table:style-name="ce34" office:value-type="float" office:value="576" calcext:value-type="float" table:number-columns-spanned="1" table:number-rows-spanned="3">
            <text:p>576</text:p>
          </table:table-cell>
          <table:table-cell table:style-name="ce99" office:value-type="string" calcext:value-type="string">
            <text:p>Tiempo ejecucion</text:p>
          </table:table-cell>
          <table:table-cell table:style-name="ce105" table:formula="of:=AVERAGE([.U46];[.U50];[.U54])" office:value-type="float" office:value="0.00000360666666666667" calcext:value-type="float">
            <text:p>0,00000361</text:p>
          </table:table-cell>
          <table:table-cell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0122031" calcext:value-type="float">
            <text:p>0,00122031</text:p>
          </table:table-cell>
          <table:table-cell table:number-columns-repeated="2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3">
          <table:covered-table-cell table:style-name="ce2"/>
          <table:table-cell table:style-name="ce5" office:value-type="string" calcext:value-type="string">
            <text:p>Medio Rendimiento</text:p>
          </table:table-cell>
          <table:table-cell table:style-name="ce44" table:formula="of:=[.Z34]" office:value-type="float" office:value="3.8426575" calcext:value-type="float">
            <text:p>3,8426575</text:p>
          </table:table-cell>
          <table:table-cell table:style-name="ce44" table:formula="of:=[.AB36]" office:value-type="float" office:value="2.8099748" calcext:value-type="float">
            <text:p>2,8099748</text:p>
          </table:table-cell>
          <table:table-cell table:style-name="ce44" table:formula="of:=[.P25]" office:value-type="float" office:value="0.07676528" calcext:value-type="float">
            <text:p>0,0767653</text:p>
          </table:table-cell>
          <table:table-cell table:style-name="ce15" office:value-type="string" calcext:value-type="string">
            <text:p><text:span text:style-name="T4">- | 4cores | 576</text:span>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memoria</text:p>
          </table:table-cell>
          <table:table-cell table:style-name="ce105" table:formula="of:=AVERAGE([.U47];[.U51];[.U55])" office:value-type="float" office:value="0.02073583" calcext:value-type="float">
            <text:p>0,02073583</text:p>
          </table:table-cell>
          <table:table-cell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0123148" calcext:value-type="float">
            <text:p>0,00123148</text:p>
          </table:table-cell>
          <table:table-cell table:number-columns-repeated="2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2">
          <table:covered-table-cell table:style-name="ce2"/>
          <table:table-cell table:style-name="ce5" office:value-type="string" calcext:value-type="string">
            <text:p>Alto Rendimiento</text:p>
          </table:table-cell>
          <table:table-cell table:style-name="ce44" table:formula="of:=[.Z34]" office:value-type="float" office:value="3.8426575" calcext:value-type="float">
            <text:p>3,8426575</text:p>
          </table:table-cell>
          <table:table-cell table:style-name="ce44" table:formula="of:=[.AA36]" office:value-type="float" office:value="3.180260175" calcext:value-type="float">
            <text:p>3,1802602</text:p>
          </table:table-cell>
          <table:table-cell table:style-name="ce44" table:formula="of:=[.P22]" office:value-type="float" office:value="0.07507744" calcext:value-type="float">
            <text:p>0,0750774</text:p>
          </table:table-cell>
          <table:table-cell table:style-name="ce15" office:value-type="string" calcext:value-type="string">
            <text:p>- |8cores | 100HxB</text:p>
          </table:table-cell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total</text:p>
          </table:table-cell>
          <table:table-cell table:style-name="ce105" table:formula="of:=SUM([.P14:.P15])" office:value-type="float" office:value="0.0207394366666667" calcext:value-type="float">
            <text:p>0,02073944</text:p>
          </table:table-cell>
          <table:table-cell/>
          <table:covered-table-cell table:number-columns-repeated="2"/>
          <table:table-cell table:style-name="ce54"/>
          <table:table-cell table:style-name="ce107"/>
          <table:table-cell table:number-columns-repeated="2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2">
          <table:table-cell/>
          <table:table-cell table:style-name="ce22"/>
          <table:table-cell table:style-name="ce58"/>
          <table:table-cell table:style-name="ce61" table:number-columns-repeated="2"/>
          <table:table-cell table:number-columns-repeated="5"/>
          <table:covered-table-cell table:style-name="ce19"/>
          <table:covered-table-cell table:style-name="ce23"/>
          <table:covered-table-cell table:style-name="ce30"/>
          <table:table-cell table:style-name="ce36" office:value-type="float" office:value="1024" calcext:value-type="float" table:number-columns-spanned="1" table:number-rows-spanned="3">
            <text:p>1024</text:p>
          </table:table-cell>
          <table:table-cell table:style-name="ce100" office:value-type="string" calcext:value-type="string">
            <text:p>Tiempo ejecucion</text:p>
          </table:table-cell>
          <table:table-cell table:style-name="ce107" table:formula="of:=AVERAGE([.U57];[.U61];[.U65])" office:value-type="float" office:value="0.00000556666666666667" calcext:value-type="float">
            <text:p>0,00000557</text:p>
          </table:table-cell>
          <table:table-cell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1119" calcext:value-type="float">
            <text:p>0,00001119</text:p>
          </table:table-cell>
          <table:table-cell table:number-columns-repeated="2"/>
          <table:covered-table-cell table:style-name="ce86"/>
          <table:table-cell table:style-name="ce59" office:value-type="string" calcext:value-type="string">
            <text:p>Vers | T(s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86"/>
          <table:table-cell table:style-name="ce60" office:value-type="string" calcext:value-type="string">
            <text:p>Tiempos Sec</text:p>
          </table:table-cell>
          <table:table-cell table:style-name="ce86"/>
          <table:table-cell table:style-name="ce135"/>
          <table:table-cell table:style-name="ce135" office:value-type="string" calcext:value-type="string">
            <text:p>v1(n=2)</text:p>
          </table:table-cell>
          <table:table-cell table:style-name="ce135" office:value-type="string" calcext:value-type="string">
            <text:p>v1(n=4)</text:p>
          </table:table-cell>
          <table:table-cell table:style-name="ce135" office:value-type="string" calcext:value-type="string">
            <text:p>v1(n=8)</text:p>
          </table:table-cell>
          <table:table-cell table:style-name="ce135" office:value-type="string" calcext:value-type="string">
            <text:p>v2(n=1)</text:p>
          </table:table-cell>
          <table:table-cell table:style-name="ce135" office:value-type="string" calcext:value-type="string">
            <text:p>v2(n=2)</text:p>
          </table:table-cell>
          <table:table-cell table:style-name="ce135" office:value-type="string" calcext:value-type="string">
            <text:p>v2(n=4)</text:p>
          </table:table-cell>
          <table:table-cell table:style-name="ce135" office:value-type="string" calcext:value-type="string">
            <text:p>v2(n=8)</text:p>
          </table:table-cell>
          <table:table-cell table:style-name="ce56"/>
        </table:table-row>
        <table:table-row table:style-name="ro4">
          <table:table-cell table:style-name="ce40" office:value-type="string" calcext:value-type="string" table:number-columns-spanned="6" table:number-rows-spanned="1">
            <text:p><text:span text:style-name="T1">TABLA DE GANANCIAS </text:span><text:span text:style-name="T2"> </text:span><text:span text:style-name="T3">Respecto de Secuencial</text:span></text:p>
          </table:table-cell>
          <table:covered-table-cell/>
          <table:covered-table-cell table:number-columns-repeated="3" table:style-name="ce61"/>
          <table:covered-table-cell table:style-name="ce81"/>
          <table:table-cell table:number-columns-repeated="4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memoria</text:p>
          </table:table-cell>
          <table:table-cell table:style-name="ce107" table:formula="of:=AVERAGE([.U58];[.U62];[.U66])" office:value-type="float" office:value="0.0208399766666667" calcext:value-type="float">
            <text:p>0,02083998</text:p>
          </table:table-cell>
          <table:table-cell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0121125" calcext:value-type="float">
            <text:p>0,00121125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Secuencial</text:p>
          </table:table-cell>
          <table:table-cell table:formula="of:=AVERAGE([.AE18:.AE21])" office:value-type="float" office:value="0.948508" calcext:value-type="float">
            <text:p>0,948508</text:p>
          </table:table-cell>
          <table:table-cell table:style-name="ce64" table:number-columns-repeated="3"/>
          <table:table-cell table:style-name="ce86"/>
          <table:table-cell office:value-type="float" office:value="0.945157" calcext:value-type="float">
            <text:p>0,945157</text:p>
          </table:table-cell>
          <table:table-cell table:style-name="ce86"/>
          <table:table-cell table:style-name="ce67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1.12843" calcext:value-type="float">
            <text:p>1,12843</text:p>
          </table:table-cell>
          <table:table-cell office:value-type="float" office:value="0.600695" calcext:value-type="float">
            <text:p>0,600695</text:p>
          </table:table-cell>
          <table:table-cell office:value-type="float" office:value="0.613787" calcext:value-type="float">
            <text:p>0,613787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54578" calcext:value-type="float">
            <text:p>0,54578</text:p>
          </table:table-cell>
          <table:table-cell office:value-type="float" office:value="0.465309" calcext:value-type="float">
            <text:p>0,465309</text:p>
          </table:table-cell>
          <table:table-cell office:value-type="float" office:value="0.540365" calcext:value-type="float">
            <text:p>0,540365</text:p>
          </table:table-cell>
          <table:table-cell table:style-name="ce56"/>
        </table:table-row>
        <table:table-row table:style-name="ro2">
          <table:table-cell table:style-name="ce9" office:value-type="string" calcext:value-type="string" table:number-columns-spanned="1" table:number-rows-spanned="5">
            <text:p>Baja Resolución</text:p>
          </table:table-cell>
          <table:table-cell table:style-name="ce5"/>
          <table:table-cell table:style-name="ce62" office:value-type="string" calcext:value-type="string" table:number-columns-spanned="1" table:number-rows-spanned="2">
            <text:p>CPU MPI(BR)</text:p>
          </table:table-cell>
          <table:table-cell table:style-name="ce62" office:value-type="string" calcext:value-type="string" table:number-columns-spanned="1" table:number-rows-spanned="2">
            <text:p>GPU CUDA(BR)</text:p>
          </table:table-cell>
          <table:table-cell table:style-name="ce61"/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total</text:p>
          </table:table-cell>
          <table:table-cell table:style-name="ce107" table:formula="of:=SUM([.P17:.P18])" office:value-type="float" office:value="0.0208455433333333" calcext:value-type="float">
            <text:p>0,02084554</text:p>
          </table:table-cell>
          <table:table-cell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0122244" calcext:value-type="float">
            <text:p>0,00122244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v1</text:p>
          </table:table-cell>
          <table:table-cell table:style-name="ce64"/>
          <table:table-cell table:formula="of:=(AVERAGE([.AH18:.AH21])+AVERAGE([.AH22:.AH25])+AVERAGE([.AH26:.AH29]))" office:value-type="float" office:value="1.3142171375" calcext:value-type="float">
            <text:p>1,3142171375</text:p>
          </table:table-cell>
          <table:table-cell table:formula="of:=(AVERAGE([.AI18:.AI21])+AVERAGE([.AI22:.AI25])+AVERAGE([.AI26:.AI29]))" office:value-type="float" office:value="0.97476799" calcext:value-type="float">
            <text:p>0,97476799</text:p>
          </table:table-cell>
          <table:table-cell table:formula="of:=(AVERAGE([.AJ18:.AJ21])+AVERAGE([.AJ22:.AJ25])+AVERAGE([.AJ26:.AJ29]))" office:value-type="float" office:value="1.2315863975" calcext:value-type="float">
            <text:p>1,2315863975</text:p>
          </table:table-cell>
          <table:table-cell table:style-name="ce86"/>
          <table:table-cell office:value-type="float" office:value="0.94784" calcext:value-type="float">
            <text:p>0,94784</text:p>
          </table:table-cell>
          <table:table-cell table:style-name="ce86"/>
          <table:covered-table-cell table:style-name="ce135"/>
          <table:table-cell office:value-type="float" office:value="1.13706" calcext:value-type="float">
            <text:p>1,13706</text:p>
          </table:table-cell>
          <table:table-cell office:value-type="float" office:value="0.594198" calcext:value-type="float">
            <text:p>0,594198</text:p>
          </table:table-cell>
          <table:table-cell office:value-type="float" office:value="0.680106" calcext:value-type="float">
            <text:p>0,680106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0.553978" calcext:value-type="float">
            <text:p>0,553978</text:p>
          </table:table-cell>
          <table:table-cell office:value-type="float" office:value="0.447618" calcext:value-type="float">
            <text:p>0,447618</text:p>
          </table:table-cell>
          <table:table-cell office:value-type="float" office:value="0.555028" calcext:value-type="float">
            <text:p>0,555028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/>
          <table:covered-table-cell table:number-columns-repeated="2" table:style-name="ce62"/>
          <table:table-cell table:style-name="ce61"/>
          <table:table-cell table:number-columns-repeated="5"/>
          <table:covered-table-cell table:style-name="ce19"/>
          <table:covered-table-cell table:style-name="ce23"/>
          <table:table-cell table:style-name="ce29" office:value-type="string" calcext:value-type="string" table:number-columns-spanned="1" table:number-rows-spanned="9">
            <text:p>Resolución 8k</text:p>
          </table:table-cell>
          <table:table-cell table:style-name="ce34" office:value-type="float" office:value="100" calcext:value-type="float" table:number-columns-spanned="1" table:number-rows-spanned="3">
            <text:p>100</text:p>
          </table:table-cell>
          <table:table-cell table:style-name="ce99" office:value-type="string" calcext:value-type="string">
            <text:p>Tiempo ejecucion</text:p>
          </table:table-cell>
          <table:table-cell table:style-name="ce105" table:formula="of:=AVERAGE([.U68];[.U72];[.U76])" office:value-type="float" office:value="0.0000054" calcext:value-type="float">
            <text:p>0,00000540</text:p>
          </table:table-cell>
          <table:table-cell/>
          <table:covered-table-cell table:number-columns-repeated="2"/>
          <table:table-cell table:style-name="ce54"/>
          <table:table-cell table:style-name="ce107"/>
          <table:table-cell table:number-columns-repeated="2"/>
          <table:covered-table-cell table:style-name="ce86"/>
          <table:table-cell table:style-name="ce60" office:value-type="string" calcext:value-type="string">
            <text:p>v2</text:p>
          </table:table-cell>
          <table:table-cell table:style-name="ce64"/>
          <table:table-cell table:formula="of:=(AVERAGE([.AL18:.AL21])+AVERAGE([.AL22:.AL25])+AVERAGE([.AL26:.AL29]))" office:value-type="float" office:value="0.716694855" calcext:value-type="float">
            <text:p>0,716694855</text:p>
          </table:table-cell>
          <table:table-cell table:formula="of:=(AVERAGE([.AM18:.AM21])+AVERAGE([.AM22:.AM25])+AVERAGE([.AM26:.AM29]))" office:value-type="float" office:value="0.704976375" calcext:value-type="float">
            <text:p>0,704976375</text:p>
          </table:table-cell>
          <table:table-cell table:formula="of:=(AVERAGE([.AN18:.AN21])+AVERAGE([.AN22:.AN25])+AVERAGE([.AN26:.AN29]))" office:value-type="float" office:value="1.209117975" calcext:value-type="float">
            <text:p>1,209117975</text:p>
          </table:table-cell>
          <table:table-cell table:style-name="ce86"/>
          <table:table-cell office:value-type="float" office:value="0.948452" calcext:value-type="float">
            <text:p>0,948452</text:p>
          </table:table-cell>
          <table:table-cell table:style-name="ce86"/>
          <table:covered-table-cell table:style-name="ce135"/>
          <table:table-cell office:value-type="float" office:value="1.13622" calcext:value-type="float">
            <text:p>1,13622</text:p>
          </table:table-cell>
          <table:table-cell office:value-type="float" office:value="0.762745" calcext:value-type="float">
            <text:p>0,762745</text:p>
          </table:table-cell>
          <table:table-cell office:value-type="float" office:value="0.501143" calcext:value-type="float">
            <text:p>0,501143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0.545094" calcext:value-type="float">
            <text:p>0,545094</text:p>
          </table:table-cell>
          <table:table-cell office:value-type="float" office:value="0.45268" calcext:value-type="float">
            <text:p>0,45268</text:p>
          </table:table-cell>
          <table:table-cell office:value-type="float" office:value="0.5501" calcext:value-type="float">
            <text:p>0,5501</text:p>
          </table:table-cell>
          <table:table-cell table:style-name="ce56"/>
        </table:table-row>
        <table:table-row table:style-name="ro2">
          <table:covered-table-cell table:style-name="ce9"/>
          <table:table-cell table:style-name="ce5" office:value-type="string" calcext:value-type="string">
            <text:p>Bajo Rendimiento(BR)</text:p>
          </table:table-cell>
          <table:table-cell table:style-name="ce44" table:formula="of:=[.C4]/[.D4]" office:value-type="float" office:value="0.154255262343885" calcext:value-type="float">
            <text:p>0,1542553</text:p>
          </table:table-cell>
          <table:table-cell table:style-name="ce44" table:formula="of:=[.C4]/[.E4]" office:value-type="float" office:value="40.6645963247977" calcext:value-type="float">
            <text:p>40,6645963</text:p>
          </table:table-cell>
          <table:table-cell table:style-name="ce65" office:value-type="string" calcext:value-type="string">
            <text:p>2cores | 1024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memoria</text:p>
          </table:table-cell>
          <table:table-cell table:style-name="ce105" table:formula="of:=AVERAGE([.U69];[.U73];[.U77])" office:value-type="float" office:value="0.07507204" calcext:value-type="float">
            <text:p>0,07507204</text:p>
          </table:table-cell>
          <table:table-cell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1153" calcext:value-type="float">
            <text:p>0,00001153</text:p>
          </table:table-cell>
          <table:table-cell table:number-columns-repeated="2"/>
          <table:covered-table-cell table:style-name="ce86"/>
          <table:table-cell table:style-name="ce126" office:value-type="string" calcext:value-type="string">
            <text:p>Gananc v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18])/([.AA19]) )" office:value-type="float" office:value="0.721728527908502" calcext:value-type="float">
            <text:p>0,721728527908502</text:p>
          </table:table-cell>
          <table:table-cell table:style-name="ce6" table:formula="of:=( ([.Z18])/([.AB19]) )" office:value-type="float" office:value="0.973060266371693" calcext:value-type="float">
            <text:p>0,973060266371693</text:p>
          </table:table-cell>
          <table:table-cell table:style-name="ce6" table:formula="of:=( ([.Z18])/([.AC19]) )" office:value-type="float" office:value="0.770151409536009" calcext:value-type="float">
            <text:p>0,770151409536009</text:p>
          </table:table-cell>
          <table:table-cell table:style-name="ce86"/>
          <table:table-cell office:value-type="float" office:value="0.952583" calcext:value-type="float">
            <text:p>0,952583</text:p>
          </table:table-cell>
          <table:table-cell table:style-name="ce86"/>
          <table:covered-table-cell table:style-name="ce135"/>
          <table:table-cell office:value-type="float" office:value="1.13617" calcext:value-type="float">
            <text:p>1,13617</text:p>
          </table:table-cell>
          <table:table-cell office:value-type="float" office:value="0.755588" calcext:value-type="float">
            <text:p>0,755588</text:p>
          </table:table-cell>
          <table:table-cell office:value-type="float" office:value="0.517086" calcext:value-type="float">
            <text:p>0,517086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0.552858" calcext:value-type="float">
            <text:p>0,552858</text:p>
          </table:table-cell>
          <table:table-cell office:value-type="float" office:value="0.459757" calcext:value-type="float">
            <text:p>0,459757</text:p>
          </table:table-cell>
          <table:table-cell office:value-type="float" office:value="0.504836" calcext:value-type="float">
            <text:p>0,504836</text:p>
          </table:table-cell>
          <table:table-cell table:style-name="ce56"/>
        </table:table-row>
        <table:table-row table:style-name="ro5">
          <table:covered-table-cell table:style-name="ce2"/>
          <table:table-cell table:style-name="ce5" office:value-type="string" calcext:value-type="string">
            <text:p>Medio Rendimiento(BR)</text:p>
          </table:table-cell>
          <table:table-cell table:style-name="ce44" table:formula="of:=[.C5]/[.D5]" office:value-type="float" office:value="0.587043061528283" calcext:value-type="float">
            <text:p>0,5870431</text:p>
          </table:table-cell>
          <table:table-cell table:style-name="ce44" table:formula="of:=[.C5]/[.E5]" office:value-type="float" office:value="40.0715686541551" calcext:value-type="float">
            <text:p>40,0715687</text:p>
          </table:table-cell>
          <table:table-cell table:style-name="ce65" office:value-type="string" calcext:value-type="string">
            <text:p><text:span text:style-name="T4">4cores | 576</text:span>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total</text:p>
          </table:table-cell>
          <table:table-cell table:style-name="ce106" table:formula="of:=SUM([.P20:.P21])" office:value-type="float" office:value="0.07507744" calcext:value-type="float">
            <text:p>0,07507744</text:p>
          </table:table-cell>
          <table:table-cell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0120584" calcext:value-type="float">
            <text:p>0,00120584</text:p>
          </table:table-cell>
          <table:table-cell table:number-columns-repeated="2"/>
          <table:covered-table-cell table:style-name="ce86"/>
          <table:table-cell table:style-name="ce126" office:value-type="string" calcext:value-type="string">
            <text:p>Gananc v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18])/([.AA20]) )" office:value-type="float" office:value="1.32344748030876" calcext:value-type="float">
            <text:p>1,32344748030876</text:p>
          </table:table-cell>
          <table:table-cell table:style-name="ce6" table:formula="of:=( ([.Z18])/([.AB20]) )" office:value-type="float" office:value="1.3454465052109" calcext:value-type="float">
            <text:p>1,3454465052109</text:p>
          </table:table-cell>
          <table:table-cell table:style-name="ce6" table:formula="of:=( ([.Z18])/([.AC20]) )" office:value-type="float" office:value="0.784462740288019" calcext:value-type="float">
            <text:p>0,784462740288019</text:p>
          </table:table-cell>
          <table:table-cell table:style-name="ce86" table:number-columns-repeated="3"/>
          <table:table-cell table:style-name="ce67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0968564" calcext:value-type="float">
            <text:p>0,00968564</text:p>
          </table:table-cell>
          <table:table-cell office:value-type="float" office:value="0.00558407" calcext:value-type="float">
            <text:p>0,00558407</text:p>
          </table:table-cell>
          <table:table-cell office:value-type="float" office:value="0.00565346" calcext:value-type="float">
            <text:p>0,00565346</text:p>
          </table:table-cell>
          <table:table-cell table:style-name="ce68" office:value-type="string" calcext:value-type="string">
            <text:p>6870,47</text:p>
          </table:table-cell>
          <table:table-cell office:value-type="float" office:value="0.00655705" calcext:value-type="float">
            <text:p>0,00655705</text:p>
          </table:table-cell>
          <table:table-cell office:value-type="float" office:value="0.0117095" calcext:value-type="float">
            <text:p>0,0117095</text:p>
          </table:table-cell>
          <table:table-cell office:value-type="float" office:value="0.0357942" calcext:value-type="float">
            <text:p>0,0357942</text:p>
          </table:table-cell>
          <table:table-cell table:style-name="ce56"/>
        </table:table-row>
        <table:table-row table:style-name="ro2">
          <table:covered-table-cell table:style-name="ce2"/>
          <table:table-cell table:style-name="ce5" office:value-type="string" calcext:value-type="string">
            <text:p>Alto Rendimiento(BR)</text:p>
          </table:table-cell>
          <table:table-cell table:style-name="ce44" table:formula="of:=[.C6]/[.D6]" office:value-type="float" office:value="0.857198068332058" calcext:value-type="float">
            <text:p>0,8571981</text:p>
          </table:table-cell>
          <table:table-cell table:style-name="ce44" table:formula="of:=[.C6]/[.E6]" office:value-type="float" office:value="43.7447034370791" calcext:value-type="float">
            <text:p>43,7447034</text:p>
          </table:table-cell>
          <table:table-cell table:style-name="ce65" office:value-type="string" calcext:value-type="string">
            <text:p>8cores | 100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table-cell table:style-name="ce36" office:value-type="float" office:value="576" calcext:value-type="float" table:number-columns-spanned="1" table:number-rows-spanned="3">
            <text:p>576</text:p>
          </table:table-cell>
          <table:table-cell table:style-name="ce100" office:value-type="string" calcext:value-type="string">
            <text:p>Tiempo ejecucion</text:p>
          </table:table-cell>
          <table:table-cell table:style-name="ce107" table:formula="of:=AVERAGE([.U79];[.U83];[.U87])" office:value-type="float" office:value="0.00000617333333333333" calcext:value-type="float">
            <text:p>0,00000617</text:p>
          </table:table-cell>
          <table:table-cell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0121737" calcext:value-type="float">
            <text:p>0,00121737</text:p>
          </table:table-cell>
          <table:table-cell table:number-columns-repeated="2"/>
          <table:covered-table-cell table:style-name="ce86"/>
          <table:table-cell table:style-name="ce130" office:value-type="string" calcext:value-type="string" table:number-columns-spanned="8" table:number-rows-spanned="7">
            <text:p>RESOLUCIÓN 4K</text:p>
          </table:table-cell>
          <table:covered-table-cell table:number-columns-repeated="7" table:style-name="ce86"/>
          <table:covered-table-cell table:style-name="ce135"/>
          <table:table-cell office:value-type="float" office:value="0.00858742" calcext:value-type="float">
            <text:p>0,00858742</text:p>
          </table:table-cell>
          <table:table-cell office:value-type="float" office:value="0.00563048" calcext:value-type="float">
            <text:p>0,00563048</text:p>
          </table:table-cell>
          <table:table-cell office:value-type="float" office:value="0.00478868" calcext:value-type="float">
            <text:p>0,00478868</text:p>
          </table:table-cell>
          <table:table-cell table:style-name="ce70" office:value-type="float" office:value="6873" calcext:value-type="float">
            <text:p>6873</text:p>
          </table:table-cell>
          <table:table-cell office:value-type="float" office:value="0.00655041" calcext:value-type="float">
            <text:p>0,00655041</text:p>
          </table:table-cell>
          <table:table-cell office:value-type="float" office:value="0.0152908" calcext:value-type="float">
            <text:p>0,0152908</text:p>
          </table:table-cell>
          <table:table-cell office:value-type="float" office:value="0.0202923" calcext:value-type="float">
            <text:p>0,0202923</text:p>
          </table:table-cell>
          <table:table-cell table:style-name="ce56"/>
        </table:table-row>
        <table:table-row table:style-name="ro2">
          <table:table-cell table:style-name="ce11" office:value-type="string" calcext:value-type="string" table:number-columns-spanned="1" table:number-rows-spanned="5">
            <text:p>Resolución 4k</text:p>
          </table:table-cell>
          <table:table-cell table:style-name="ce6"/>
          <table:table-cell table:style-name="ce63" office:value-type="string" calcext:value-type="string" table:number-columns-spanned="1" table:number-rows-spanned="2">
            <text:p>CPU MPI(4k)</text:p>
          </table:table-cell>
          <table:table-cell table:style-name="ce63" office:value-type="string" calcext:value-type="string" table:number-columns-spanned="1" table:number-rows-spanned="2">
            <text:p>GPU CUDA(4k)</text:p>
          </table:table-cell>
          <table:table-cell table:style-name="ce65"/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memoria</text:p>
          </table:table-cell>
          <table:table-cell table:style-name="ce107" table:formula="of:=AVERAGE([.U80];[.U84];[.U88])" office:value-type="float" office:value="0.0767591066666667" calcext:value-type="float">
            <text:p>0,07675911</text:p>
          </table:table-cell>
          <table:table-cell/>
          <table:covered-table-cell/>
          <table:table-cell table:style-name="ce50" office:value-type="float" office:value="1024" calcext:value-type="float" table:number-columns-spanned="1" table:number-rows-spanned="11">
            <text:p>1024</text:p>
          </table:table-cell>
          <table:table-cell office:value-type="string" calcext:value-type="string">
            <text:p>Tiempo ejecucion</text:p>
          </table:table-cell>
          <table:table-cell office:value-type="float" office:value="0.00001604" calcext:value-type="float">
            <text:p>0,00001604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100171" calcext:value-type="float">
            <text:p>0,0100171</text:p>
          </table:table-cell>
          <table:table-cell office:value-type="float" office:value="0.00570506" calcext:value-type="float">
            <text:p>0,00570506</text:p>
          </table:table-cell>
          <table:table-cell office:value-type="float" office:value="0.00492882" calcext:value-type="float">
            <text:p>0,00492882</text:p>
          </table:table-cell>
          <table:table-cell table:style-name="ce69" office:value-type="float" office:value="6875.58" calcext:value-type="float">
            <text:p>6,88E+03</text:p>
          </table:table-cell>
          <table:table-cell office:value-type="float" office:value="0.00654377" calcext:value-type="float">
            <text:p>0,00654377</text:p>
          </table:table-cell>
          <table:table-cell office:value-type="float" office:value="0.0117132" calcext:value-type="float">
            <text:p>0,0117132</text:p>
          </table:table-cell>
          <table:table-cell office:value-type="float" office:value="0.0217932" calcext:value-type="float">
            <text:p>0,0217932</text:p>
          </table:table-cell>
          <table:table-cell table:style-name="ce56"/>
        </table:table-row>
        <table:table-row table:style-name="ro2">
          <table:covered-table-cell table:style-name="ce11"/>
          <table:table-cell table:style-name="ce6"/>
          <table:covered-table-cell table:number-columns-repeated="2" table:style-name="ce43"/>
          <table:table-cell table:style-name="ce65"/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7"/>
          <table:table-cell table:style-name="ce100" office:value-type="string" calcext:value-type="string">
            <text:p>Tiempo total</text:p>
          </table:table-cell>
          <table:table-cell table:style-name="ce107" table:formula="of:=SUM([.P23:.P24])" office:value-type="float" office:value="0.07676528" calcext:value-type="float">
            <text:p>0,07676528</text:p>
          </table:table-cell>
          <table:table-cell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0118501" calcext:value-type="float">
            <text:p>0,00118501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0904439" calcext:value-type="float">
            <text:p>0,00904439</text:p>
          </table:table-cell>
          <table:table-cell office:value-type="float" office:value="0.00672135" calcext:value-type="float">
            <text:p>0,00672135</text:p>
          </table:table-cell>
          <table:table-cell office:value-type="float" office:value="0.00478063" calcext:value-type="float">
            <text:p>0,00478063</text:p>
          </table:table-cell>
          <table:table-cell table:style-name="ce69" office:value-type="float" office:value="6878.13" calcext:value-type="float">
            <text:p>6,88E+03</text:p>
          </table:table-cell>
          <table:table-cell office:value-type="float" office:value="0.00659819" calcext:value-type="float">
            <text:p>0,00659819</text:p>
          </table:table-cell>
          <table:table-cell office:value-type="float" office:value="0.011696" calcext:value-type="float">
            <text:p>0,011696</text:p>
          </table:table-cell>
          <table:table-cell office:value-type="float" office:value="0.0707552" calcext:value-type="float">
            <text:p>0,0707552</text:p>
          </table:table-cell>
          <table:table-cell table:style-name="ce56"/>
        </table:table-row>
        <table:table-row table:style-name="ro6">
          <table:covered-table-cell table:style-name="ce11"/>
          <table:table-cell table:style-name="ce6" office:value-type="string" calcext:value-type="string">
            <text:p>Bajo Rendimiento(4k)</text:p>
          </table:table-cell>
          <table:table-cell table:style-name="ce43" table:formula="of:=[.C9]/[.D9]" office:value-type="float" office:value="0.784462740288019" calcext:value-type="float">
            <text:p>0,7844627</text:p>
          </table:table-cell>
          <table:table-cell table:style-name="ce43" table:formula="of:=[.C9]/[.E9]" office:value-type="float" office:value="45.5017163540793" calcext:value-type="float">
            <text:p>45,5017164</text:p>
          </table:table-cell>
          <table:table-cell table:style-name="ce65" office:value-type="string" calcext:value-type="string">
            <text:p>2cores | 1024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table-cell table:style-name="ce34" office:value-type="float" office:value="1024" calcext:value-type="float" table:number-columns-spanned="1" table:number-rows-spanned="3">
            <text:p>1024</text:p>
          </table:table-cell>
          <table:table-cell table:style-name="ce99" office:value-type="string" calcext:value-type="string">
            <text:p>Tiempo ejecucion</text:p>
          </table:table-cell>
          <table:table-cell table:style-name="ce105" table:formula="of:=AVERAGE([.U90];[.U94];[.U98])" office:value-type="float" office:value="0.00000596666666666667" calcext:value-type="float">
            <text:p>0,00000597</text:p>
          </table:table-cell>
          <table:table-cell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0120105" calcext:value-type="float">
            <text:p>0,00120105</text:p>
          </table:table-cell>
          <table:table-cell table:number-columns-repeated="2"/>
          <table:covered-table-cell table:number-columns-repeated="9" table:style-name="ce86"/>
          <table:table-cell table:style-name="ce67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184319" calcext:value-type="float">
            <text:p>0,184319</text:p>
          </table:table-cell>
          <table:table-cell office:value-type="float" office:value="0.32656" calcext:value-type="float">
            <text:p>0,32656</text:p>
          </table:table-cell>
          <table:table-cell office:value-type="float" office:value="0.605835" calcext:value-type="float">
            <text:p>0,605835</text:p>
          </table:table-cell>
          <table:table-cell table:style-name="ce68" office:value-type="string" calcext:value-type="string">
            <text:p>0,0919027</text:p>
          </table:table-cell>
          <table:table-cell office:value-type="float" office:value="0.160225" calcext:value-type="float">
            <text:p>0,160225</text:p>
          </table:table-cell>
          <table:table-cell office:value-type="float" office:value="0.236704" calcext:value-type="float">
            <text:p>0,236704</text:p>
          </table:table-cell>
          <table:table-cell office:value-type="float" office:value="0.639738" calcext:value-type="float">
            <text:p>0,639738</text:p>
          </table:table-cell>
          <table:table-cell table:style-name="ce56"/>
        </table:table-row>
        <table:table-row table:style-name="ro6">
          <table:covered-table-cell table:style-name="ce4"/>
          <table:table-cell table:style-name="ce6" office:value-type="string" calcext:value-type="string">
            <text:p>Medio Rendimiento(4k)</text:p>
          </table:table-cell>
          <table:table-cell table:style-name="ce43" table:formula="of:=[.C10]/[.D10]" office:value-type="float" office:value="1.3454465052109" calcext:value-type="float">
            <text:p>1,3454465</text:p>
          </table:table-cell>
          <table:table-cell table:style-name="ce43" table:formula="of:=[.C10]/[.E10]" office:value-type="float" office:value="45.7345112716818" calcext:value-type="float">
            <text:p>45,7345113</text:p>
          </table:table-cell>
          <table:table-cell table:style-name="ce65" office:value-type="string" calcext:value-type="string">
            <text:p><text:span text:style-name="T4">4cores | 576</text:span>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memoria</text:p>
          </table:table-cell>
          <table:table-cell table:style-name="ce105" table:formula="of:=AVERAGE([.U91];[.U95];[.U99])" office:value-type="float" office:value="0.0767762266666667" calcext:value-type="float">
            <text:p>0,07677623</text:p>
          </table:table-cell>
          <table:table-cell/>
          <table:covered-table-cell/>
          <table:covered-table-cell table:style-name="ce99"/>
          <table:table-cell table:number-columns-repeated="4"/>
          <table:covered-table-cell table:number-columns-repeated="9" table:style-name="ce86"/>
          <table:covered-table-cell table:style-name="ce135"/>
          <table:table-cell office:value-type="float" office:value="0.165822" calcext:value-type="float">
            <text:p>0,165822</text:p>
          </table:table-cell>
          <table:table-cell office:value-type="float" office:value="0.320764" calcext:value-type="float">
            <text:p>0,320764</text:p>
          </table:table-cell>
          <table:table-cell office:value-type="float" office:value="0.58267" calcext:value-type="float">
            <text:p>0,58267</text:p>
          </table:table-cell>
          <table:table-cell table:style-name="ce70" office:value-type="float" office:value="0.0917855" calcext:value-type="float">
            <text:p>0,0917855</text:p>
          </table:table-cell>
          <table:table-cell office:value-type="float" office:value="0.159503" calcext:value-type="float">
            <text:p>0,159503</text:p>
          </table:table-cell>
          <table:table-cell office:value-type="float" office:value="0.235902" calcext:value-type="float">
            <text:p>0,235902</text:p>
          </table:table-cell>
          <table:table-cell office:value-type="float" office:value="0.644149" calcext:value-type="float">
            <text:p>0,644149</text:p>
          </table:table-cell>
          <table:table-cell table:style-name="ce56"/>
        </table:table-row>
        <table:table-row table:style-name="ro6">
          <table:covered-table-cell table:style-name="ce4"/>
          <table:table-cell table:style-name="ce6" office:value-type="string" calcext:value-type="string">
            <text:p>Alto Rendimiento(4k)</text:p>
          </table:table-cell>
          <table:table-cell table:style-name="ce43" table:formula="of:=[.C11]/[.D11]" office:value-type="float" office:value="1.32344748030876" calcext:value-type="float">
            <text:p>1,3234475</text:p>
          </table:table-cell>
          <table:table-cell table:style-name="ce43" table:formula="of:=[.C11]/[.E11]" office:value-type="float" office:value="49.4662023784255" calcext:value-type="float">
            <text:p>49,4662024</text:p>
          </table:table-cell>
          <table:table-cell table:style-name="ce65" office:value-type="string" calcext:value-type="string">
            <text:p>8cores | 100HxB</text:p>
          </table:table-cell>
          <table:table-cell table:number-columns-repeated="5"/>
          <table:covered-table-cell table:style-name="ce19"/>
          <table:covered-table-cell table:style-name="ce23"/>
          <table:covered-table-cell table:style-name="ce30"/>
          <table:covered-table-cell table:style-name="ce35"/>
          <table:table-cell table:style-name="ce99" office:value-type="string" calcext:value-type="string">
            <text:p>Tiempo total</text:p>
          </table:table-cell>
          <table:table-cell table:style-name="ce105" table:formula="of:=SUM([.P26:.P27])" office:value-type="float" office:value="0.0767821933333333" calcext:value-type="float">
            <text:p>0,07678219</text:p>
          </table:table-cell>
          <table:table-cell/>
          <table:covered-table-cell/>
          <table:covered-table-cell table:style-name="ce99"/>
          <table:table-cell office:value-type="string" calcext:value-type="string">
            <text:p>Tiempo ejecucion</text:p>
          </table:table-cell>
          <table:table-cell office:value-type="float" office:value="0.00001117" calcext:value-type="float">
            <text:p>0,00001117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167095" calcext:value-type="float">
            <text:p>0,167095</text:p>
          </table:table-cell>
          <table:table-cell office:value-type="float" office:value="0.259951" calcext:value-type="float">
            <text:p>0,259951</text:p>
          </table:table-cell>
          <table:table-cell office:value-type="float" office:value="0.732553" calcext:value-type="float">
            <text:p>0,732553</text:p>
          </table:table-cell>
          <table:table-cell table:style-name="ce70" office:value-type="float" office:value="0.0910028" calcext:value-type="float">
            <text:p>0,0910028</text:p>
          </table:table-cell>
          <table:table-cell office:value-type="float" office:value="0.159825" calcext:value-type="float">
            <text:p>0,159825</text:p>
          </table:table-cell>
          <table:table-cell office:value-type="float" office:value="0.235013" calcext:value-type="float">
            <text:p>0,235013</text:p>
          </table:table-cell>
          <table:table-cell office:value-type="float" office:value="0.659838" calcext:value-type="float">
            <text:p>0,659838</text:p>
          </table:table-cell>
          <table:table-cell table:style-name="ce56"/>
        </table:table-row>
        <table:table-row table:style-name="ro6">
          <table:table-cell table:style-name="ce9" office:value-type="string" calcext:value-type="string" table:number-columns-spanned="1" table:number-rows-spanned="5">
            <text:p>Resolución 8k</text:p>
          </table:table-cell>
          <table:table-cell table:style-name="ce5"/>
          <table:table-cell table:style-name="ce62" office:value-type="string" calcext:value-type="string" table:number-columns-spanned="1" table:number-rows-spanned="2">
            <text:p>CPU MPI(8k)</text:p>
          </table:table-cell>
          <table:table-cell table:style-name="ce62" office:value-type="string" calcext:value-type="string" table:number-columns-spanned="1" table:number-rows-spanned="2">
            <text:p>GPU CUDA(8k)</text:p>
          </table:table-cell>
          <table:table-cell table:style-name="ce65"/>
          <table:table-cell table:number-columns-repeated="5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office:value-type="string" calcext:value-type="string">
            <text:p>Tiempo memoria</text:p>
          </table:table-cell>
          <table:table-cell office:value-type="float" office:value="0.00118522" calcext:value-type="float">
            <text:p>0,00118522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164418" calcext:value-type="float">
            <text:p>0,164418</text:p>
          </table:table-cell>
          <table:table-cell office:value-type="float" office:value="0.25493" calcext:value-type="float">
            <text:p>0,25493</text:p>
          </table:table-cell>
          <table:table-cell office:value-type="float" office:value="0.673014" calcext:value-type="float">
            <text:p>0,673014</text:p>
          </table:table-cell>
          <table:table-cell table:style-name="ce70" office:value-type="float" office:value="0.0919229" calcext:value-type="float">
            <text:p>0,091922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36513" calcext:value-type="float">
            <text:p>0,236513</text:p>
          </table:table-cell>
          <table:table-cell office:value-type="float" office:value="0.593783" calcext:value-type="float">
            <text:p>0,593783</text:p>
          </table:table-cell>
          <table:table-cell table:style-name="ce56"/>
        </table:table-row>
        <table:table-row table:style-name="ro6">
          <table:covered-table-cell table:style-name="ce9"/>
          <table:table-cell table:style-name="ce5"/>
          <table:covered-table-cell table:number-columns-repeated="2" table:style-name="ce44"/>
          <table:table-cell table:style-name="ce65"/>
          <table:table-cell table:number-columns-repeated="5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office:value-type="string" calcext:value-type="string">
            <text:p>Tiempo total</text:p>
          </table:table-cell>
          <table:table-cell office:value-type="float" office:value="0.0011964" calcext:value-type="float">
            <text:p>0,00119640</text:p>
          </table:table-cell>
          <table:table-cell table:number-columns-repeated="2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6">
          <table:covered-table-cell table:style-name="ce9"/>
          <table:table-cell table:style-name="ce5" office:value-type="string" calcext:value-type="string">
            <text:p>Bajo Rendimiento(8k)</text:p>
          </table:table-cell>
          <table:table-cell table:style-name="ce44" table:formula="of:=[.C14]/[.D14]" office:value-type="float" office:value="1.13079012358213" calcext:value-type="float">
            <text:p>1,1307901</text:p>
          </table:table-cell>
          <table:table-cell table:style-name="ce44" table:formula="of:=[.C14]/[.E14]" office:value-type="float" office:value="50.0462064598485" calcext:value-type="float">
            <text:p>50,0462065</text:p>
          </table:table-cell>
          <table:table-cell table:style-name="ce65" office:value-type="string" calcext:value-type="string">
            <text:p>2cores | 1024HxB</text:p>
          </table:table-cell>
          <table:table-cell table:number-columns-repeated="5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table:number-columns-repeated="4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6">
          <table:covered-table-cell table:style-name="ce2"/>
          <table:table-cell table:style-name="ce5" office:value-type="string" calcext:value-type="string">
            <text:p>Medio Rendimiento(8k)</text:p>
          </table:table-cell>
          <table:table-cell table:style-name="ce44" table:formula="of:=[.C15]/[.D15]" office:value-type="float" office:value="1.36750603599719" calcext:value-type="float">
            <text:p>1,3675060</text:p>
          </table:table-cell>
          <table:table-cell table:style-name="ce44" table:formula="of:=[.C15]/[.E15]" office:value-type="float" office:value="50.0572329052926" calcext:value-type="float">
            <text:p>50,0572329</text:p>
          </table:table-cell>
          <table:table-cell table:style-name="ce65" office:value-type="string" calcext:value-type="string">
            <text:p><text:span text:style-name="T4">4cores | 576</text:span>HxB</text:p>
          </table:table-cell>
          <table:table-cell table:number-columns-repeated="5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office:value-type="string" calcext:value-type="string">
            <text:p>Tiempo ejecucion</text:p>
          </table:table-cell>
          <table:table-cell office:value-type="float" office:value="0.00001555" calcext:value-type="float">
            <text:p>0,00001555</text:p>
          </table:table-cell>
          <table:table-cell table:number-columns-repeated="2"/>
          <table:covered-table-cell table:style-name="ce86"/>
          <table:table-cell table:style-name="ce86" table:number-columns-repeated="16"/>
          <table:table-cell table:style-name="ce56"/>
        </table:table-row>
        <table:table-row table:style-name="ro6">
          <table:covered-table-cell table:style-name="ce2"/>
          <table:table-cell table:style-name="ce5" office:value-type="string" calcext:value-type="string">
            <text:p>Alto Rendimiento(8k)</text:p>
          </table:table-cell>
          <table:table-cell table:style-name="ce44" table:formula="of:=[.C16]/[.D16]" office:value-type="float" office:value="1.2082840046255" calcext:value-type="float">
            <text:p>1,2082840</text:p>
          </table:table-cell>
          <table:table-cell table:style-name="ce44" table:formula="of:=[.C16]/[.E16]" office:value-type="float" office:value="51.1825856076073" calcext:value-type="float">
            <text:p>51,1825856</text:p>
          </table:table-cell>
          <table:table-cell table:style-name="ce65" office:value-type="string" calcext:value-type="string">
            <text:p>8cores | 100HxB</text:p>
          </table:table-cell>
          <table:table-cell table:number-columns-repeated="5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office:value-type="string" calcext:value-type="string">
            <text:p>Tiempo memoria</text:p>
          </table:table-cell>
          <table:table-cell office:value-type="float" office:value="0.00120477" calcext:value-type="float">
            <text:p>0,00120477</text:p>
          </table:table-cell>
          <table:table-cell table:number-columns-repeated="2"/>
          <table:covered-table-cell table:style-name="ce86"/>
          <table:table-cell table:style-name="ce59" office:value-type="string" calcext:value-type="string">
            <text:p>Vers | T(s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86"/>
          <table:table-cell table:style-name="ce60" office:value-type="string" calcext:value-type="string">
            <text:p>Tiempos Sec</text:p>
          </table:table-cell>
          <table:table-cell table:style-name="ce86"/>
          <table:table-cell table:style-name="ce135"/>
          <table:table-cell table:style-name="ce135" office:value-type="string" calcext:value-type="string">
            <text:p>v1(n=2)</text:p>
          </table:table-cell>
          <table:table-cell table:style-name="ce135" office:value-type="string" calcext:value-type="string">
            <text:p>v1(n=4)</text:p>
          </table:table-cell>
          <table:table-cell table:style-name="ce135" office:value-type="string" calcext:value-type="string">
            <text:p>v1(n=8)</text:p>
          </table:table-cell>
          <table:table-cell table:style-name="ce135" office:value-type="string" calcext:value-type="string">
            <text:p>v2(n=1)</text:p>
          </table:table-cell>
          <table:table-cell table:style-name="ce135" office:value-type="string" calcext:value-type="string">
            <text:p>v2(n=2)</text:p>
          </table:table-cell>
          <table:table-cell table:style-name="ce135" office:value-type="string" calcext:value-type="string">
            <text:p>v2(n=4)</text:p>
          </table:table-cell>
          <table:table-cell table:style-name="ce135" office:value-type="string" calcext:value-type="string">
            <text:p>v2(n=8)</text:p>
          </table:table-cell>
          <table:table-cell table:style-name="ce56"/>
        </table:table-row>
        <table:table-row table:style-name="ro6">
          <table:table-cell table:number-columns-repeated="10"/>
          <table:covered-table-cell table:style-name="ce19"/>
          <table:table-cell table:style-name="ce25"/>
          <table:table-cell table:style-name="ce31"/>
          <table:table-cell table:number-columns-repeated="4"/>
          <table:covered-table-cell table:number-columns-repeated="2" table:style-name="ce86"/>
          <table:table-cell office:value-type="string" calcext:value-type="string">
            <text:p>Tiempo total</text:p>
          </table:table-cell>
          <table:table-cell office:value-type="float" office:value="0.00122032" calcext:value-type="float">
            <text:p>0,00122032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Secuencial</text:p>
          </table:table-cell>
          <table:table-cell table:formula="of:=AVERAGE([.AE34:.AE37])" office:value-type="float" office:value="3.8426575" calcext:value-type="float">
            <text:p>3,8426575</text:p>
          </table:table-cell>
          <table:table-cell table:style-name="ce64" table:number-columns-repeated="3"/>
          <table:table-cell table:style-name="ce86"/>
          <table:table-cell office:value-type="float" office:value="3.83364" calcext:value-type="float">
            <text:p>3,83364</text:p>
          </table:table-cell>
          <table:table-cell table:style-name="ce86"/>
          <table:table-cell table:style-name="ce67" office:value-type="string" calcext:value-type="string" table:number-columns-spanned="1" table:number-rows-spanned="4">
            <text:p>Tiempos</text:p>
            <text:p>Calculo</text:p>
          </table:table-cell>
          <table:table-cell office:value-type="float" office:value="5.25712" calcext:value-type="float">
            <text:p>5,25712</text:p>
          </table:table-cell>
          <table:table-cell office:value-type="float" office:value="2.64418" calcext:value-type="float">
            <text:p>2,64418</text:p>
          </table:table-cell>
          <table:table-cell office:value-type="float" office:value="2.56998" calcext:value-type="float">
            <text:p>2,56998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2.70226" calcext:value-type="float">
            <text:p>2,70226</text:p>
          </table:table-cell>
          <table:table-cell office:value-type="float" office:value="2.11912" calcext:value-type="float">
            <text:p>2,11912</text:p>
          </table:table-cell>
          <table:table-cell office:value-type="float" office:value="2.23337" calcext:value-type="float">
            <text:p>2,23337</text:p>
          </table:table-cell>
          <table:table-cell table:style-name="ce56"/>
        </table:table-row>
        <table:table-row table:style-name="ro6">
          <table:table-cell table:number-columns-repeated="10"/>
          <table:covered-table-cell table:style-name="ce20"/>
          <table:table-cell table:style-name="ce25"/>
          <table:table-cell table:style-name="ce32"/>
          <table:table-cell table:style-name="ce25" table:number-columns-repeated="4"/>
          <table:table-cell table:style-name="ce46" office:value-type="string" calcext:value-type="string" table:number-columns-spanned="1" table:number-rows-spanned="33">
            <text:p>Número Threads(4k)</text:p>
          </table:table-cell>
          <table:table-cell table:style-name="ce51" office:value-type="float" office:value="100" calcext:value-type="float" table:number-columns-spanned="1" table:number-rows-spanned="11">
            <text:p>100</text:p>
          </table:table-cell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465" calcext:value-type="float">
            <text:p>0,00000465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v1</text:p>
          </table:table-cell>
          <table:table-cell table:style-name="ce64"/>
          <table:table-cell table:formula="of:=(AVERAGE([.AH34:.AH37])+AVERAGE([.AH38:.AH41])+AVERAGE([.AH42:.AH45]))" office:value-type="float" office:value="5.814868775" calcext:value-type="float">
            <text:p>5,814868775</text:p>
          </table:table-cell>
          <table:table-cell table:formula="of:=(AVERAGE([.AI34:.AI37])+AVERAGE([.AI38:.AI41])+AVERAGE([.AI42:.AI45]))" office:value-type="float" office:value="3.901412725" calcext:value-type="float">
            <text:p>3,901412725</text:p>
          </table:table-cell>
          <table:table-cell table:formula="of:=(AVERAGE([.AJ34:.AJ37])+AVERAGE([.AJ38:.AJ41])+AVERAGE([.AJ42:.AJ45]))" office:value-type="float" office:value="3.664494975" calcext:value-type="float">
            <text:p>3,664494975</text:p>
          </table:table-cell>
          <table:table-cell table:style-name="ce86"/>
          <table:table-cell office:value-type="float" office:value="3.843" calcext:value-type="float">
            <text:p>3,843</text:p>
          </table:table-cell>
          <table:table-cell table:style-name="ce86"/>
          <table:covered-table-cell table:style-name="ce135"/>
          <table:table-cell office:value-type="float" office:value="5.48002" calcext:value-type="float">
            <text:p>5,48002</text:p>
          </table:table-cell>
          <table:table-cell office:value-type="float" office:value="2.55711" calcext:value-type="float">
            <text:p>2,55711</text:p>
          </table:table-cell>
          <table:table-cell office:value-type="float" office:value="2.58563" calcext:value-type="float">
            <text:p>2,58563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2.67322" calcext:value-type="float">
            <text:p>2,67322</text:p>
          </table:table-cell>
          <table:table-cell office:value-type="float" office:value="2.08086" calcext:value-type="float">
            <text:p>2,08086</text:p>
          </table:table-cell>
          <table:table-cell office:value-type="float" office:value="2.20279" calcext:value-type="float">
            <text:p>2,20279</text:p>
          </table:table-cell>
          <table:table-cell table:style-name="ce56"/>
        </table:table-row>
        <table:table-row table:style-name="ro6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1925589" calcext:value-type="float">
            <text:p>0,01925589</text:p>
          </table:table-cell>
          <table:table-cell table:number-columns-repeated="2"/>
          <table:covered-table-cell table:style-name="ce86"/>
          <table:table-cell table:style-name="ce60" office:value-type="string" calcext:value-type="string">
            <text:p>v2</text:p>
          </table:table-cell>
          <table:table-cell table:style-name="ce64"/>
          <table:table-cell table:formula="of:=(AVERAGE([.AL34:.AL37])+AVERAGE([.AL38:.AL41])+AVERAGE([.AL42:.AL45]))" office:value-type="float" office:value="3.180260175" calcext:value-type="float">
            <text:p>3,180260175</text:p>
          </table:table-cell>
          <table:table-cell table:formula="of:=(AVERAGE([.AM34:.AM37])+AVERAGE([.AM38:.AM41])+AVERAGE([.AM42:.AM45]))" office:value-type="float" office:value="2.8099748" calcext:value-type="float">
            <text:p>2,8099748</text:p>
          </table:table-cell>
          <table:table-cell table:formula="of:=(AVERAGE([.AN34:.AN37])+AVERAGE([.AN38:.AN41])+AVERAGE([.AN42:.AN45]))" office:value-type="float" office:value="3.39820575" calcext:value-type="float">
            <text:p>3,39820575</text:p>
          </table:table-cell>
          <table:table-cell table:style-name="ce86"/>
          <table:table-cell office:value-type="float" office:value="3.84008" calcext:value-type="float">
            <text:p>3,84008</text:p>
          </table:table-cell>
          <table:table-cell table:style-name="ce86"/>
          <table:covered-table-cell table:style-name="ce135"/>
          <table:table-cell office:value-type="float" office:value="5.28396" calcext:value-type="float">
            <text:p>5,28396</text:p>
          </table:table-cell>
          <table:table-cell office:value-type="float" office:value="2.68169" calcext:value-type="float">
            <text:p>2,68169</text:p>
          </table:table-cell>
          <table:table-cell office:value-type="float" office:value="2.22674" calcext:value-type="float">
            <text:p>2,22674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2.70844" calcext:value-type="float">
            <text:p>2,70844</text:p>
          </table:table-cell>
          <table:table-cell office:value-type="float" office:value="2.16846" calcext:value-type="float">
            <text:p>2,16846</text:p>
          </table:table-cell>
          <table:table-cell office:value-type="float" office:value="2.0264" calcext:value-type="float">
            <text:p>2,0264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1926054" calcext:value-type="float">
            <text:p>0,01926054</text:p>
          </table:table-cell>
          <table:table-cell table:number-columns-repeated="2"/>
          <table:covered-table-cell table:style-name="ce86"/>
          <table:table-cell table:style-name="ce126" office:value-type="string" calcext:value-type="string">
            <text:p>Gananc v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34])/([.AA35]) )" office:value-type="float" office:value="0.660833055514653" calcext:value-type="float">
            <text:p>0,660833055514653</text:p>
          </table:table-cell>
          <table:table-cell table:style-name="ce6" table:formula="of:=( ([.Z34])/([.AB35]) )" office:value-type="float" office:value="0.984940012979529" calcext:value-type="float">
            <text:p>0,984940012979529</text:p>
          </table:table-cell>
          <table:table-cell table:style-name="ce6" table:formula="of:=( ([.Z34])/([.AC35]) )" office:value-type="float" office:value="1.04861857533315" calcext:value-type="float">
            <text:p>1,04861857533315</text:p>
          </table:table-cell>
          <table:table-cell table:style-name="ce86"/>
          <table:table-cell office:value-type="float" office:value="3.85391" calcext:value-type="float">
            <text:p>3,85391</text:p>
          </table:table-cell>
          <table:table-cell table:style-name="ce86"/>
          <table:covered-table-cell table:style-name="ce135"/>
          <table:table-cell office:value-type="float" office:value="5.20116" calcext:value-type="float">
            <text:p>5,20116</text:p>
          </table:table-cell>
          <table:table-cell office:value-type="float" office:value="3.68018" calcext:value-type="float">
            <text:p>3,68018</text:p>
          </table:table-cell>
          <table:table-cell office:value-type="float" office:value="2.51206" calcext:value-type="float">
            <text:p>2,51206</text:p>
          </table:table-cell>
          <table:table-cell table:style-name="ce68" office:value-type="string" calcext:value-type="string">
            <text:p>6,32404e-321</text:p>
          </table:table-cell>
          <table:table-cell office:value-type="float" office:value="2.73063" calcext:value-type="float">
            <text:p>2,73063</text:p>
          </table:table-cell>
          <table:table-cell office:value-type="float" office:value="2.17221" calcext:value-type="float">
            <text:p>2,17221</text:p>
          </table:table-cell>
          <table:table-cell office:value-type="float" office:value="2.23017" calcext:value-type="float">
            <text:p>2,23017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/>
          <table:table-cell table:style-name="ce107"/>
          <table:table-cell table:number-columns-repeated="2"/>
          <table:covered-table-cell table:style-name="ce86"/>
          <table:table-cell table:style-name="ce126" office:value-type="string" calcext:value-type="string">
            <text:p>Gananc v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 ([.Z34])/([.AA36]) )" office:value-type="float" office:value="1.2082840046255" calcext:value-type="float">
            <text:p>1,2082840046255</text:p>
          </table:table-cell>
          <table:table-cell table:style-name="ce6" table:formula="of:=( ([.Z34])/([.AB36]) )" office:value-type="float" office:value="1.36750603599719" calcext:value-type="float">
            <text:p>1,36750603599719</text:p>
          </table:table-cell>
          <table:table-cell table:style-name="ce6" table:formula="of:=( ([.Z34])/([.AC36]) )" office:value-type="float" office:value="1.13079012358213" calcext:value-type="float">
            <text:p>1,13079012358213</text:p>
          </table:table-cell>
          <table:table-cell table:style-name="ce86" table:number-columns-repeated="3"/>
          <table:table-cell table:style-name="ce67" office:value-type="string" calcext:value-type="string" table:number-columns-spanned="1" table:number-rows-spanned="4">
            <text:p>Tiempos</text:p>
            <text:p>Recepción</text:p>
          </table:table-cell>
          <table:table-cell office:value-type="float" office:value="0.0570865" calcext:value-type="float">
            <text:p>0,0570865</text:p>
          </table:table-cell>
          <table:table-cell office:value-type="float" office:value="0.0235825" calcext:value-type="float">
            <text:p>0,0235825</text:p>
          </table:table-cell>
          <table:table-cell office:value-type="float" office:value="0.023874" calcext:value-type="float">
            <text:p>0,023874</text:p>
          </table:table-cell>
          <table:table-cell table:style-name="ce69" office:value-type="float" office:value="7072.41" calcext:value-type="float">
            <text:p>7,07E+03</text:p>
          </table:table-cell>
          <table:table-cell office:value-type="float" office:value="0.0296905" calcext:value-type="float">
            <text:p>0,0296905</text:p>
          </table:table-cell>
          <table:table-cell office:value-type="float" office:value="0.0678341" calcext:value-type="float">
            <text:p>0,0678341</text:p>
          </table:table-cell>
          <table:table-cell office:value-type="float" office:value="0.103114" calcext:value-type="float">
            <text:p>0,103114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455" calcext:value-type="float">
            <text:p>0,00000455</text:p>
          </table:table-cell>
          <table:table-cell table:number-columns-repeated="2"/>
          <table:covered-table-cell table:style-name="ce86"/>
          <table:table-cell table:style-name="ce130" office:value-type="string" calcext:value-type="string" table:number-columns-spanned="8" table:number-rows-spanned="7">
            <text:p>RESOLUCIÓN 8K</text:p>
          </table:table-cell>
          <table:covered-table-cell table:number-columns-repeated="7" table:style-name="ce86"/>
          <table:covered-table-cell table:style-name="ce135"/>
          <table:table-cell office:value-type="float" office:value="0.0561291" calcext:value-type="float">
            <text:p>0,0561291</text:p>
          </table:table-cell>
          <table:table-cell office:value-type="float" office:value="0.0234901" calcext:value-type="float">
            <text:p>0,0234901</text:p>
          </table:table-cell>
          <table:table-cell office:value-type="float" office:value="0.0226758" calcext:value-type="float">
            <text:p>0,0226758</text:p>
          </table:table-cell>
          <table:table-cell table:style-name="ce70" office:value-type="float" office:value="7082.57" calcext:value-type="float">
            <text:p>7082,57</text:p>
          </table:table-cell>
          <table:table-cell office:value-type="float" office:value="0.0310772" calcext:value-type="float">
            <text:p>0,0310772</text:p>
          </table:table-cell>
          <table:table-cell office:value-type="float" office:value="0.127906" calcext:value-type="float">
            <text:p>0,127906</text:p>
          </table:table-cell>
          <table:table-cell office:value-type="float" office:value="0.138302" calcext:value-type="float">
            <text:p>0,138302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19059" calcext:value-type="float">
            <text:p>0,01905900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558177" calcext:value-type="float">
            <text:p>0,0558177</text:p>
          </table:table-cell>
          <table:table-cell office:value-type="float" office:value="0.0266482" calcext:value-type="float">
            <text:p>0,0266482</text:p>
          </table:table-cell>
          <table:table-cell office:value-type="float" office:value="0.0229684" calcext:value-type="float">
            <text:p>0,0229684</text:p>
          </table:table-cell>
          <table:table-cell table:style-name="ce69" office:value-type="float" office:value="1.16414E+194" calcext:value-type="float">
            <text:p>1,16E+194</text:p>
          </table:table-cell>
          <table:table-cell office:value-type="float" office:value="0.0297967" calcext:value-type="float">
            <text:p>0,0297967</text:p>
          </table:table-cell>
          <table:table-cell office:value-type="float" office:value="0.0575413" calcext:value-type="float">
            <text:p>0,0575413</text:p>
          </table:table-cell>
          <table:table-cell office:value-type="float" office:value="0.251173" calcext:value-type="float">
            <text:p>0,251173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1906355" calcext:value-type="float">
            <text:p>0,01906355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0585648" calcext:value-type="float">
            <text:p>0,0585648</text:p>
          </table:table-cell>
          <table:table-cell office:value-type="float" office:value="0.0256601" calcext:value-type="float">
            <text:p>0,0256601</text:p>
          </table:table-cell>
          <table:table-cell office:value-type="float" office:value="0.0230417" calcext:value-type="float">
            <text:p>0,0230417</text:p>
          </table:table-cell>
          <table:table-cell table:style-name="ce69" office:value-type="float" office:value="7102.91" calcext:value-type="float">
            <text:p>7,10E+03</text:p>
          </table:table-cell>
          <table:table-cell office:value-type="float" office:value="0.0303953" calcext:value-type="float">
            <text:p>0,0303953</text:p>
          </table:table-cell>
          <table:table-cell office:value-type="float" office:value="0.0765138" calcext:value-type="float">
            <text:p>0,0765138</text:p>
          </table:table-cell>
          <table:table-cell office:value-type="float" office:value="0.133446" calcext:value-type="float">
            <text:p>0,133446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/>
          <table:table-cell table:style-name="ce107"/>
          <table:table-cell table:number-columns-repeated="2"/>
          <table:covered-table-cell table:number-columns-repeated="9" table:style-name="ce86"/>
          <table:table-cell table:style-name="ce67" office:value-type="string" calcext:value-type="string" table:number-columns-spanned="1" table:number-rows-spanned="4">
            <text:p>Tiempos</text:p>
            <text:p>Creación y</text:p>
            <text:p>Destrucción</text:p>
            <text:p>procesos </text:p>
          </table:table-cell>
          <table:table-cell office:value-type="float" office:value="0.484947" calcext:value-type="float">
            <text:p>0,484947</text:p>
          </table:table-cell>
          <table:table-cell office:value-type="float" office:value="0.973176" calcext:value-type="float">
            <text:p>0,973176</text:p>
          </table:table-cell>
          <table:table-cell office:value-type="float" office:value="1.13223" calcext:value-type="float">
            <text:p>1,13223</text:p>
          </table:table-cell>
          <table:table-cell table:style-name="ce70" office:value-type="float" office:value="0.115879" calcext:value-type="float">
            <text:p>0,115879</text:p>
          </table:table-cell>
          <table:table-cell office:value-type="float" office:value="0.438237" calcext:value-type="float">
            <text:p>0,438237</text:p>
          </table:table-cell>
          <table:table-cell office:value-type="float" office:value="0.563509" calcext:value-type="float">
            <text:p>0,563509</text:p>
          </table:table-cell>
          <table:table-cell office:value-type="float" office:value="1.04619" calcext:value-type="float">
            <text:p>1,04619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521" calcext:value-type="float">
            <text:p>0,00000521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421978" calcext:value-type="float">
            <text:p>0,421978</text:p>
          </table:table-cell>
          <table:table-cell office:value-type="float" office:value="1.10523" calcext:value-type="float">
            <text:p>1,10523</text:p>
          </table:table-cell>
          <table:table-cell office:value-type="float" office:value="1.04355" calcext:value-type="float">
            <text:p>1,04355</text:p>
          </table:table-cell>
          <table:table-cell table:style-name="ce70" office:value-type="float" office:value="0.113274" calcext:value-type="float">
            <text:p>0,113274</text:p>
          </table:table-cell>
          <table:table-cell office:value-type="float" office:value="0.441169" calcext:value-type="float">
            <text:p>0,441169</text:p>
          </table:table-cell>
          <table:table-cell office:value-type="float" office:value="0.633896" calcext:value-type="float">
            <text:p>0,633896</text:p>
          </table:table-cell>
          <table:table-cell office:value-type="float" office:value="0.989608" calcext:value-type="float">
            <text:p>0,989608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1919531" calcext:value-type="float">
            <text:p>0,01919531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467003" calcext:value-type="float">
            <text:p>0,467003</text:p>
          </table:table-cell>
          <table:table-cell office:value-type="float" office:value="1.26596" calcext:value-type="float">
            <text:p>1,26596</text:p>
          </table:table-cell>
          <table:table-cell office:value-type="float" office:value="1.3992" calcext:value-type="float">
            <text:p>1,3992</text:p>
          </table:table-cell>
          <table:table-cell table:style-name="ce70" office:value-type="float" office:value="0.114171" calcext:value-type="float">
            <text:p>0,114171</text:p>
          </table:table-cell>
          <table:table-cell office:value-type="float" office:value="0.464392" calcext:value-type="float">
            <text:p>0,464392</text:p>
          </table:table-cell>
          <table:table-cell office:value-type="float" office:value="0.578772" calcext:value-type="float">
            <text:p>0,578772</text:p>
          </table:table-cell>
          <table:table-cell office:value-type="float" office:value="1.19361" calcext:value-type="float">
            <text:p>1,19361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5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1920052" calcext:value-type="float">
            <text:p>0,01920052</text:p>
          </table:table-cell>
          <table:table-cell table:number-columns-repeated="2"/>
          <table:covered-table-cell table:number-columns-repeated="9" table:style-name="ce86"/>
          <table:covered-table-cell table:style-name="ce135"/>
          <table:table-cell office:value-type="float" office:value="0.435689" calcext:value-type="float">
            <text:p>0,435689</text:p>
          </table:table-cell>
          <table:table-cell office:value-type="float" office:value="0.598744" calcext:value-type="float">
            <text:p>0,598744</text:p>
          </table:table-cell>
          <table:table-cell office:value-type="float" office:value="1.09603" calcext:value-type="float">
            <text:p>1,09603</text:p>
          </table:table-cell>
          <table:table-cell table:style-name="ce70" office:value-type="float" office:value="0.116879" calcext:value-type="float">
            <text:p>0,116879</text:p>
          </table:table-cell>
          <table:table-cell office:value-type="float" office:value="0.441733" calcext:value-type="float">
            <text:p>0,441733</text:p>
          </table:table-cell>
          <table:table-cell office:value-type="float" office:value="0.593277" calcext:value-type="float">
            <text:p>0,593277</text:p>
          </table:table-cell>
          <table:table-cell office:value-type="float" office:value="1.04465" calcext:value-type="float">
            <text:p>1,04465</text:p>
          </table:table-cell>
          <table:table-cell table:style-name="ce56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table-cell table:style-name="ce50" office:value-type="float" office:value="576" calcext:value-type="float" table:number-columns-spanned="1" table:number-rows-spanned="11">
            <text:p>576</text:p>
          </table:table-cell>
          <table:table-cell office:value-type="string" calcext:value-type="string">
            <text:p>Tiempo ejecucion</text:p>
          </table:table-cell>
          <table:table-cell office:value-type="float" office:value="0.00000397" calcext:value-type="float">
            <text:p>0,00000397</text:p>
          </table:table-cell>
          <table:table-cell table:number-columns-repeated="2"/>
          <table:table-cell table:style-name="ce123"/>
          <table:table-cell table:style-name="ce27" table:number-columns-repeated="16"/>
          <table:table-cell table:style-name="ce57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2156848" calcext:value-type="float">
            <text:p>0,02156848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2157245" calcext:value-type="float">
            <text:p>0,02157245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ejecucion</text:p>
          </table:table-cell>
          <table:table-cell office:value-type="float" office:value="0.00000351" calcext:value-type="float">
            <text:p>0,00000351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15"/>
          <table:table-cell table:number-columns-repeated="5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1909844" calcext:value-type="float">
            <text:p>0,01909844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1910195" calcext:value-type="float">
            <text:p>0,01910195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ejecucion</text:p>
          </table:table-cell>
          <table:table-cell office:value-type="float" office:value="0.00000334" calcext:value-type="float">
            <text:p>0,00000334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2154057" calcext:value-type="float">
            <text:p>0,0215405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2154391" calcext:value-type="float">
            <text:p>0,02154391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table-cell table:style-name="ce49" office:value-type="float" office:value="1024" calcext:value-type="float" table:number-columns-spanned="1" table:number-rows-spanned="11">
            <text:p>1024</text:p>
          </table:table-cell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472" calcext:value-type="float">
            <text:p>0,00000472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2434136" calcext:value-type="float">
            <text:p>0,02434136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2434608" calcext:value-type="float">
            <text:p>0,02434608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/>
          <table:table-cell table:style-name="ce107"/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378" calcext:value-type="float">
            <text:p>0,00000378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1912511" calcext:value-type="float">
            <text:p>0,01912511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1912889" calcext:value-type="float">
            <text:p>0,01912889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/>
          <table:table-cell table:style-name="ce107"/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82" calcext:value-type="float">
            <text:p>0,00000820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1905346" calcext:value-type="float">
            <text:p>0,01905346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1906166" calcext:value-type="float">
            <text:p>0,01906166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table-cell table:style-name="ce82" office:value-type="string" calcext:value-type="string" table:number-columns-spanned="1" table:number-rows-spanned="33">
            <text:p>Número Threads(8k)</text:p>
          </table:table-cell>
          <table:table-cell table:style-name="ce47" office:value-type="float" office:value="100" calcext:value-type="float" table:number-columns-spanned="1" table:number-rows-spanned="11">
            <text:p>100</text:p>
          </table:table-cell>
          <table:table-cell office:value-type="string" calcext:value-type="string">
            <text:p>Tiempo ejecucion</text:p>
          </table:table-cell>
          <table:table-cell office:value-type="float" office:value="0.00000345" calcext:value-type="float">
            <text:p>0,00000345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7501382" calcext:value-type="float">
            <text:p>0,07501382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7501727" calcext:value-type="float">
            <text:p>0,0750172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ejecucion</text:p>
          </table:table-cell>
          <table:table-cell office:value-type="float" office:value="0.00000403" calcext:value-type="float">
            <text:p>0,00000403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7490853" calcext:value-type="float">
            <text:p>0,07490853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7491257" calcext:value-type="float">
            <text:p>0,0749125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ejecucion</text:p>
          </table:table-cell>
          <table:table-cell office:value-type="float" office:value="0.00000872" calcext:value-type="float">
            <text:p>0,00000872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memoria</text:p>
          </table:table-cell>
          <table:table-cell office:value-type="float" office:value="0.07529377" calcext:value-type="float">
            <text:p>0,0752937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48"/>
          <table:table-cell office:value-type="string" calcext:value-type="string">
            <text:p>Tiempo total</text:p>
          </table:table-cell>
          <table:table-cell office:value-type="float" office:value="0.07530249" calcext:value-type="float">
            <text:p>0,07530249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table-cell table:style-name="ce49" office:value-type="float" office:value="576" calcext:value-type="float" table:number-columns-spanned="1" table:number-rows-spanned="11">
            <text:p>576</text:p>
          </table:table-cell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646" calcext:value-type="float">
            <text:p>0,00000646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7934241" calcext:value-type="float">
            <text:p>0,07934241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7934887" calcext:value-type="float">
            <text:p>0,0793488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/>
          <table:table-cell table:style-name="ce107"/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448" calcext:value-type="float">
            <text:p>0,00000448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8001582" calcext:value-type="float">
            <text:p>0,08001582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8002031" calcext:value-type="float">
            <text:p>0,08002031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/>
          <table:table-cell table:style-name="ce107"/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ejecucion</text:p>
          </table:table-cell>
          <table:table-cell table:style-name="ce107" office:value-type="float" office:value="0.00000758" calcext:value-type="float">
            <text:p>0,00000758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memoria</text:p>
          </table:table-cell>
          <table:table-cell table:style-name="ce107" office:value-type="float" office:value="0.07091909" calcext:value-type="float">
            <text:p>0,07091909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 table:number-columns-repeated="2"/>
          <table:table-cell table:style-name="ce54" office:value-type="string" calcext:value-type="string">
            <text:p>Tiempo total</text:p>
          </table:table-cell>
          <table:table-cell table:style-name="ce107" office:value-type="float" office:value="0.07092667" calcext:value-type="float">
            <text:p>0,0709266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table-cell table:style-name="ce50" office:value-type="float" office:value="1024" calcext:value-type="float" table:number-columns-spanned="1" table:number-rows-spanned="11">
            <text:p>1024</text:p>
          </table:table-cell>
          <table:table-cell office:value-type="string" calcext:value-type="string">
            <text:p>Tiempo ejecucion</text:p>
          </table:table-cell>
          <table:table-cell office:value-type="float" office:value="0.000005" calcext:value-type="float">
            <text:p>0,00000500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7520639" calcext:value-type="float">
            <text:p>0,07520639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7521139" calcext:value-type="float">
            <text:p>0,07521139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ejecucion</text:p>
          </table:table-cell>
          <table:table-cell office:value-type="float" office:value="0.00000853" calcext:value-type="float">
            <text:p>0,00000853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8011797" calcext:value-type="float">
            <text:p>0,0801179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801265" calcext:value-type="float">
            <text:p>0,08012650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table:number-columns-repeated="22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ejecucion</text:p>
          </table:table-cell>
          <table:table-cell office:value-type="float" office:value="0.00000437" calcext:value-type="float">
            <text:p>0,00000437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memoria</text:p>
          </table:table-cell>
          <table:table-cell office:value-type="float" office:value="0.07500432" calcext:value-type="float">
            <text:p>0,07500432</text:p>
          </table:table-cell>
          <table:table-cell table:number-columns-repeated="20"/>
        </table:table-row>
        <table:table-row table:style-name="ro2">
          <table:table-cell table:number-columns-repeated="10"/>
          <table:covered-table-cell/>
          <table:table-cell table:number-columns-repeated="6"/>
          <table:covered-table-cell/>
          <table:covered-table-cell table:style-name="ce99"/>
          <table:table-cell office:value-type="string" calcext:value-type="string">
            <text:p>Tiempo total</text:p>
          </table:table-cell>
          <table:table-cell office:value-type="float" office:value="0.07500869" calcext:value-type="float">
            <text:p>0,07500869</text:p>
          </table:table-cell>
          <table:table-cell table:number-columns-repeated="20"/>
        </table:table-row>
        <table:table-row table:style-name="ro2">
          <table:table-cell table:number-columns-repeated="10"/>
          <table:table-cell table:style-name="ce21"/>
          <table:table-cell table:style-name="ce27" table:number-columns-repeated="10"/>
          <table:table-cell table:style-name="ce57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loext:min-decimal-places="6" number:min-integer-digits="1"/>
    </number:number-style>
    <number:number-style style:name="N105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06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07">
      <number:number number:decimal-places="8" loext:min-decimal-places="8" number:min-integer-digits="1"/>
    </number:number-style>
    <number:number-style style:name="N108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09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10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11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2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3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14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16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17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18">
      <number:scientific-number number:decimal-places="19" loext:min-decimal-places="19" number:min-integer-digits="1" number:min-exponent-digits="3" loext:exponent-interval="1" loext:forced-exponent-sign="true"/>
    </number:number-style>
    <number:number-style style:name="N119">
      <number:scientific-number number:decimal-places="20" loext:min-decimal-places="20" number:min-integer-digits="1" number:min-exponent-digits="3" loext:exponent-interval="1" loext:forced-exponent-sign="true"/>
    </number:number-style>
    <number:number-style style:name="N120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1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24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02:10.017002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3:00:01.390496734</meta:creation-date>
    <dc:date>2020-05-19T18:39:49.873017379</dc:date>
    <meta:editing-duration>PT6H46M45S</meta:editing-duration>
    <meta:editing-cycles>42</meta:editing-cycles>
    <meta:generator>LibreOffice/6.0.7.3$Linux_X86_64 LibreOffice_project/00m0$Build-3</meta:generator>
    <meta:document-statistic meta:table-count="1" meta:cell-count="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4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da7d8"/>
      <style:text-properties fo:font-size="10pt" style:font-size-asian="10pt" style:font-size-complex="10pt"/>
    </style:style>
    <style:style style:name="ch12" style:family="chart" style:data-style-name="N104">
      <style:chart-properties chart:link-data-style-to-source="true"/>
      <style:graphic-properties draw:stroke="none" draw:fill-color="#c2e0a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19cm" svg:height="11.992cm" xlink:href=".." xlink:type="simple" chart:class="chart:bar" chart:style-name="ch1">
        <chart:title svg:x="3.573cm" svg:y="0.375cm" chart:style-name="ch2">
          <text:p>Tiempos Resolución Baja (Escala Log Y)</text:p>
        </chart:title>
        <chart:legend chart:legend-position="end" svg:x="18.05cm" svg:y="5.199cm" style:legend-expansion="high" chart:style-name="ch3"/>
        <chart:plot-area chart:style-name="ch4" table:cell-range-address="Hoja1.B4:Hoja1.E6 Hoja1.C2:Hoja1.E2 Hoja1.Z19:Hoja1.Z19 Hoja1.Y1:Hoja1.Y1 Hoja1.M1:Hoja1.M1" chart:data-source-has-labels="both" svg:x="1.729cm" svg:y="1.927cm" svg:width="15.895cm" svg:height="8.553cm">
          <chartooo:coordinate-region svg:x="3.568cm" svg:y="2.126cm" svg:width="14.056cm" svg:height="7.707cm"/>
          <chart:axis chart:dimension="x" chart:name="primary-x" chart:style-name="ch5" chartooo:axis-type="auto">
            <chartooo:date-scale/>
            <chart:title svg:x="4.732cm" svg:y="10.719cm" chart:style-name="ch6">
              <text:p>X: Características (-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946cm" chart:style-name="ch8">
              <text:p>Y: Tiempos (s)</text:p>
            </chart:title>
            <chart:grid chart:style-name="ch9" chart:class="major"/>
          </chart:axis>
          <chart:series chart:style-name="ch10" chart:values-cell-range-address="Hoja1.C4:Hoja1.C6" chart:label-cell-address="Hoja1.C2:Hoja1.C2" chart:class="chart:bar">
            <chart:data-point chart:repeated="3"/>
            <loext:propertry-mapping loext:property="FillColor" loext:cell-range-address="Hoja1.Z19:Hoja1.Z19"/>
          </chart:series>
          <chart:series chart:style-name="ch11" chart:values-cell-range-address="Hoja1.D4:Hoja1.D6" chart:label-cell-address="Hoja1.D2:Hoja1.D2" chart:class="chart:bar">
            <chart:data-point chart:repeated="3"/>
            <loext:propertry-mapping loext:property="FillColor" loext:cell-range-address="Hoja1.Y1:Hoja1.Y1"/>
          </chart:series>
          <chart:series chart:style-name="ch12" chart:values-cell-range-address="Hoja1.E4:Hoja1.E6" chart:label-cell-address="Hoja1.E2:Hoja1.E2" chart:class="chart:bar">
            <chart:data-point chart:repeated="3"/>
            <loext:propertry-mapping loext:property="FillColor" loext:cell-range-address="Hoja1.M1:Hoja1.M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Secuencial</text:p>
                <draw:g>
                  <svg:desc>Hoja1.C2:Hoja1.C2</svg:desc>
                </draw:g>
              </table:table-cell>
              <table:table-cell office:value-type="string">
                <text:p/>
              </table:table-cell>
              <table:table-cell office:value-type="string">
                <text:p>CPU MPI</text:p>
                <draw:g>
                  <svg:desc>Hoja1.D2:Hoja1.D2</svg:desc>
                </draw:g>
              </table:table-cell>
              <table:table-cell office:value-type="string">
                <text:p/>
              </table:table-cell>
              <table:table-cell office:value-type="string">
                <text:p>GPU CUDA</text:p>
                <draw:g>
                  <svg:desc>Hoja1.E2:Hoja1.E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0.04903825">
                <text:p>0.04903825</text:p>
                <draw:g>
                  <svg:desc>Hoja1.C4:Hoja1.C6</svg:desc>
                </draw:g>
              </table:table-cell>
              <table:table-cell office:value-type="float" office:value="NaN">
                <text:p>NaN</text:p>
                <draw:g>
                  <svg:desc>Hoja1.Z19:Hoja1.Z19</svg:desc>
                </draw:g>
              </table:table-cell>
              <table:table-cell office:value-type="float" office:value="0.317903255">
                <text:p>0.317903255</text:p>
                <draw:g>
                  <svg:desc>Hoja1.D4:Hoja1.D6</svg:desc>
                </draw:g>
              </table:table-cell>
              <table:table-cell office:value-type="float" office:value="NaN">
                <text:p>NaN</text:p>
                <draw:g>
                  <svg:desc>Hoja1.Y1:Hoja1.Y1</svg:desc>
                </draw:g>
              </table:table-cell>
              <table:table-cell office:value-type="float" office:value="0.00120592">
                <text:p>0.00120592</text:p>
                <draw:g>
                  <svg:desc>Hoja1.E4:Hoja1.E6</svg:desc>
                </draw:g>
              </table:table-cell>
              <table:table-cell office:value-type="float" office:value="NaN">
                <text:p>NaN</text:p>
                <draw:g>
                  <svg:desc>Hoja1.M1:Hoja1.M1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0.04903825">
                <text:p>0.04903825</text:p>
              </table:table-cell>
              <table:table-cell office:value-type="float" office:value="NaN">
                <text:p>NaN</text:p>
              </table:table-cell>
              <table:table-cell office:value-type="float" office:value="0.083534332">
                <text:p>0.083534332</text:p>
              </table:table-cell>
              <table:table-cell office:value-type="float" office:value="NaN">
                <text:p>NaN</text:p>
              </table:table-cell>
              <table:table-cell office:value-type="float" office:value="0.00122376666666667">
                <text:p>0.0012237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0.04903825">
                <text:p>0.04903825</text:p>
              </table:table-cell>
              <table:table-cell office:value-type="float" office:value="NaN">
                <text:p>NaN</text:p>
              </table:table-cell>
              <table:table-cell office:value-type="float" office:value="0.05720760675">
                <text:p>0.05720760675</text:p>
              </table:table-cell>
              <table:table-cell office:value-type="float" office:value="NaN">
                <text:p>NaN</text:p>
              </table:table-cell>
              <table:table-cell office:value-type="float" office:value="0.00112101">
                <text:p>0.00112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da7d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2e0a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19cm" svg:height="11.992cm" xlink:href=".." xlink:type="simple" chart:class="chart:bar" chart:column-mapping="0 1" chart:style-name="ch1">
        <chart:title svg:x="3.917cm" svg:y="0.375cm" chart:style-name="ch2">
          <text:p>Tiempos Resolución 4k (Escala Log Y)</text:p>
        </chart:title>
        <chart:legend chart:legend-position="end" svg:x="18.05cm" svg:y="5.199cm" style:legend-expansion="high" chart:style-name="ch3"/>
        <chart:plot-area chart:style-name="ch4" table:cell-range-address="Hoja1.B4:Hoja1.B6 Hoja1.C2:Hoja1.E2 Hoja1.C9:Hoja1.E11" chart:data-source-has-labels="both" svg:x="1.729cm" svg:y="1.927cm" svg:width="15.895cm" svg:height="8.553cm">
          <chartooo:coordinate-region svg:x="3.753cm" svg:y="2.126cm" svg:width="13.871cm" svg:height="7.707cm"/>
          <chart:axis chart:dimension="x" chart:name="primary-x" chart:style-name="ch5" chartooo:axis-type="auto">
            <chartooo:date-scale/>
            <chart:title svg:x="4.732cm" svg:y="10.719cm" chart:style-name="ch6">
              <text:p>X: Características (-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946cm" chart:style-name="ch8">
              <text:p>Y: Tiempos (s)</text:p>
            </chart:title>
            <chart:grid chart:style-name="ch9" chart:class="major"/>
          </chart:axis>
          <chart:series chart:style-name="ch10" chart:values-cell-range-address="Hoja1.C9:Hoja1.C11" chart:label-cell-address="Hoja1.C2:Hoja1.C2" chart:class="chart:bar">
            <chart:data-point chart:repeated="3"/>
          </chart:series>
          <chart:series chart:style-name="ch11" chart:values-cell-range-address="Hoja1.D9:Hoja1.D11" chart:label-cell-address="Hoja1.D2:Hoja1.D2" chart:class="chart:bar">
            <chart:data-point chart:repeated="3"/>
          </chart:series>
          <chart:series chart:style-name="ch12" chart:values-cell-range-address="Hoja1.E9:Hoja1.E11" chart:label-cell-address="Hoja1.E2:Hoja1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Secuencial</text:p>
                <draw:g>
                  <svg:desc>Hoja1.C2:Hoja1.C2</svg:desc>
                </draw:g>
              </table:table-cell>
              <table:table-cell office:value-type="string">
                <text:p>CPU MPI</text:p>
                <draw:g>
                  <svg:desc>Hoja1.D2:Hoja1.D2</svg:desc>
                </draw:g>
              </table:table-cell>
              <table:table-cell office:value-type="string">
                <text:p>GPU CUDA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0.948508">
                <text:p>0.948508</text:p>
                <draw:g>
                  <svg:desc>Hoja1.C9:Hoja1.C11</svg:desc>
                </draw:g>
              </table:table-cell>
              <table:table-cell office:value-type="float" office:value="1.209117975">
                <text:p>1.209117975</text:p>
                <draw:g>
                  <svg:desc>Hoja1.D9:Hoja1.D11</svg:desc>
                </draw:g>
              </table:table-cell>
              <table:table-cell office:value-type="float" office:value="0.0208455433333333">
                <text:p>0.0208455433333333</text:p>
                <draw:g>
                  <svg:desc>Hoja1.E9:Hoja1.E11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0.948508">
                <text:p>0.948508</text:p>
              </table:table-cell>
              <table:table-cell office:value-type="float" office:value="0.704976375">
                <text:p>0.704976375</text:p>
              </table:table-cell>
              <table:table-cell office:value-type="float" office:value="0.0207394366666667">
                <text:p>0.0207394366666667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0.948508">
                <text:p>0.948508</text:p>
              </table:table-cell>
              <table:table-cell office:value-type="float" office:value="0.716694855">
                <text:p>0.716694855</text:p>
              </table:table-cell>
              <table:table-cell office:value-type="float" office:value="0.01917487">
                <text:p>0.01917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da7d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2e0a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19cm" svg:height="11.992cm" xlink:href=".." xlink:type="simple" chart:class="chart:bar" chart:column-mapping="0 1" chart:style-name="ch1">
        <chart:title svg:x="3.917cm" svg:y="0.375cm" chart:style-name="ch2">
          <text:p>Tiempos Resolución 8k (Escala Log Y)</text:p>
        </chart:title>
        <chart:legend chart:legend-position="end" svg:x="18.05cm" svg:y="5.199cm" style:legend-expansion="high" chart:style-name="ch3"/>
        <chart:plot-area chart:style-name="ch4" table:cell-range-address="Hoja1.B4:Hoja1.B6 Hoja1.C2:Hoja1.E2 Hoja1.C14:Hoja1.E16" chart:data-source-has-labels="both" svg:x="1.729cm" svg:y="1.927cm" svg:width="15.895cm" svg:height="8.553cm">
          <chartooo:coordinate-region svg:x="3.753cm" svg:y="2.126cm" svg:width="13.871cm" svg:height="7.707cm"/>
          <chart:axis chart:dimension="x" chart:name="primary-x" chart:style-name="ch5" chartooo:axis-type="auto">
            <chartooo:date-scale/>
            <chart:title svg:x="4.732cm" svg:y="10.719cm" chart:style-name="ch6">
              <text:p>X: Características (-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946cm" chart:style-name="ch8">
              <text:p>Y: Tiempos (s)</text:p>
            </chart:title>
            <chart:grid chart:style-name="ch9" chart:class="major"/>
          </chart:axis>
          <chart:series chart:style-name="ch10" chart:values-cell-range-address="Hoja1.C14:Hoja1.C16" chart:label-cell-address="Hoja1.C2:Hoja1.C2" chart:class="chart:bar">
            <chart:data-point chart:repeated="3"/>
          </chart:series>
          <chart:series chart:style-name="ch11" chart:values-cell-range-address="Hoja1.D14:Hoja1.D16" chart:label-cell-address="Hoja1.D2:Hoja1.D2" chart:class="chart:bar">
            <chart:data-point chart:repeated="3"/>
          </chart:series>
          <chart:series chart:style-name="ch12" chart:values-cell-range-address="Hoja1.E14:Hoja1.E16" chart:label-cell-address="Hoja1.E2:Hoja1.E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Secuencial</text:p>
                <draw:g>
                  <svg:desc>Hoja1.C2:Hoja1.C2</svg:desc>
                </draw:g>
              </table:table-cell>
              <table:table-cell office:value-type="string">
                <text:p>CPU MPI</text:p>
                <draw:g>
                  <svg:desc>Hoja1.D2:Hoja1.D2</svg:desc>
                </draw:g>
              </table:table-cell>
              <table:table-cell office:value-type="string">
                <text:p>GPU CUDA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3.8426575">
                <text:p>3.8426575</text:p>
                <draw:g>
                  <svg:desc>Hoja1.C14:Hoja1.C16</svg:desc>
                </draw:g>
              </table:table-cell>
              <table:table-cell office:value-type="float" office:value="3.39820575">
                <text:p>3.39820575</text:p>
                <draw:g>
                  <svg:desc>Hoja1.D14:Hoja1.D16</svg:desc>
                </draw:g>
              </table:table-cell>
              <table:table-cell office:value-type="float" office:value="0.0767821933333333">
                <text:p>0.0767821933333333</text:p>
                <draw:g>
                  <svg:desc>Hoja1.E14:Hoja1.E16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3.8426575">
                <text:p>3.8426575</text:p>
              </table:table-cell>
              <table:table-cell office:value-type="float" office:value="2.8099748">
                <text:p>2.8099748</text:p>
              </table:table-cell>
              <table:table-cell office:value-type="float" office:value="0.07676528">
                <text:p>0.07676528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3.8426575">
                <text:p>3.8426575</text:p>
              </table:table-cell>
              <table:table-cell office:value-type="float" office:value="3.180260175">
                <text:p>3.180260175</text:p>
              </table:table-cell>
              <table:table-cell office:value-type="float" office:value="0.07507744">
                <text:p>0.07507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number:number-style style:name="N12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svg:stroke-width="0.01cm" svg:stroke-color="#333333" draw:fill-color="#bcaed5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svg:stroke-width="0.01cm" svg:stroke-color="#333333" draw:fill-color="#9d85be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svg:stroke-width="0.01cm" svg:stroke-color="#333333" draw:fill-color="#fcc79b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svg:stroke-width="0.01cm" svg:stroke-color="#333333" draw:fill-color="#f9a870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svg:stroke-width="0.01cm" svg:stroke-color="#333333" draw:fill-color="#c2e0ae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svg:stroke-width="0.01cm" svg:stroke-color="#333333" draw:fill-color="#89c765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148cm" svg:height="16.738cm" xlink:href=".." xlink:type="simple" chart:class="chart:bar" chart:style-name="ch1">
        <chart:title svg:x="7.681cm" svg:y="0.47cm" chart:style-name="ch2">
          <text:p>Ganancias[sec] Paralelización (Escala Log Y)</text:p>
        </chart:title>
        <chart:legend svg:x="25.407cm" svg:y="6.334cm" style:legend-expansion="custom" chartooo:width="3.593cm" chartooo:height="4.313cm" style:legend-expansion-aspect-ratio="0.83306283329469" chart:style-name="ch3"/>
        <chart:plot-area chart:style-name="ch4" table:cell-range-address="Hoja1.B4:Hoja1.B6 Hoja1.C19:Hoja1.D19 Hoja1.C21:Hoja1.D23 Hoja1.C24:Hoja1.D24 Hoja1.C26:Hoja1.D28 Hoja1.C29:Hoja1.D29 Hoja1.C31:Hoja1.C33 Hoja1.D31:Hoja1.D34" chart:data-source-has-labels="both" svg:x="3.232cm" svg:y="1.851cm" svg:width="27.286cm" svg:height="13.621cm">
          <chartooo:coordinate-region svg:x="5.441cm" svg:y="2.051cm" svg:width="25.077cm" svg:height="12.774cm"/>
          <chart:axis chart:dimension="x" chart:name="primary-x" chart:style-name="ch5" chartooo:axis-type="auto">
            <chartooo:date-scale/>
            <chart:title svg:x="12.314cm" svg:y="15.806cm" chart:style-name="ch6">
              <text:p>Características (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1.758cm" svg:y="9.862cm" chart:style-name="ch8">
              <text:p>Ganancia</text:p>
            </chart:title>
            <chart:grid chart:style-name="ch9" chart:class="major"/>
          </chart:axis>
          <chart:series chart:style-name="ch10" chart:values-cell-range-address="Hoja1.C21:Hoja1.C23" chart:label-cell-address="Hoja1.C19:Hoja1.C19" chart:class="chart:bar">
            <chart:data-point chart:repeated="3"/>
          </chart:series>
          <chart:series chart:style-name="ch11" chart:values-cell-range-address="Hoja1.D21:Hoja1.D23" chart:label-cell-address="Hoja1.D19:Hoja1.D19" chart:class="chart:bar">
            <chart:data-point chart:repeated="3"/>
          </chart:series>
          <chart:series chart:style-name="ch12" chart:values-cell-range-address="Hoja1.C26:Hoja1.C28" chart:label-cell-address="Hoja1.C24:Hoja1.C24" chart:class="chart:bar">
            <chart:data-point chart:repeated="3"/>
          </chart:series>
          <chart:series chart:style-name="ch13" chart:values-cell-range-address="Hoja1.D26:Hoja1.D28" chart:label-cell-address="Hoja1.D24:Hoja1.D24" chart:class="chart:bar">
            <chart:data-point chart:repeated="3"/>
          </chart:series>
          <chart:series chart:style-name="ch14" chart:values-cell-range-address="Hoja1.C31:Hoja1.C33" chart:label-cell-address="Hoja1.C29:Hoja1.C29" chart:class="chart:bar">
            <chart:data-point chart:repeated="3"/>
          </chart:series>
          <chart:series chart:style-name="ch15" chart:values-cell-range-address="Hoja1.D31:Hoja1.D34" chart:label-cell-address="Hoja1.D29:Hoja1.D29" chart:class="chart:bar">
            <chart:data-point chart:repeated="2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PI(BR)</text:p>
                <draw:g>
                  <svg:desc>Hoja1.C19:Hoja1.C19</svg:desc>
                </draw:g>
              </table:table-cell>
              <table:table-cell office:value-type="string">
                <text:p>GPU CUDA(BR)</text:p>
                <draw:g>
                  <svg:desc>Hoja1.D19:Hoja1.D19</svg:desc>
                </draw:g>
              </table:table-cell>
              <table:table-cell office:value-type="string">
                <text:p>CPU MPI(4k)</text:p>
                <draw:g>
                  <svg:desc>Hoja1.C24:Hoja1.C24</svg:desc>
                </draw:g>
              </table:table-cell>
              <table:table-cell office:value-type="string">
                <text:p>GPU CUDA(4k)</text:p>
                <draw:g>
                  <svg:desc>Hoja1.D24:Hoja1.D24</svg:desc>
                </draw:g>
              </table:table-cell>
              <table:table-cell office:value-type="string">
                <text:p>CPU MPI(8k)</text:p>
                <draw:g>
                  <svg:desc>Hoja1.C29:Hoja1.C29</svg:desc>
                </draw:g>
              </table:table-cell>
              <table:table-cell office:value-type="string">
                <text:p>GPU CUDA(8k)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0.154255262343885">
                <text:p>0.154255262343885</text:p>
                <draw:g>
                  <svg:desc>Hoja1.C21:Hoja1.C23</svg:desc>
                </draw:g>
              </table:table-cell>
              <table:table-cell office:value-type="float" office:value="40.6645963247977">
                <text:p>40.6645963247977</text:p>
                <draw:g>
                  <svg:desc>Hoja1.D21:Hoja1.D23</svg:desc>
                </draw:g>
              </table:table-cell>
              <table:table-cell office:value-type="float" office:value="0.784462740288019">
                <text:p>0.784462740288019</text:p>
                <draw:g>
                  <svg:desc>Hoja1.C26:Hoja1.C28</svg:desc>
                </draw:g>
              </table:table-cell>
              <table:table-cell office:value-type="float" office:value="45.5017163540793">
                <text:p>45.5017163540793</text:p>
                <draw:g>
                  <svg:desc>Hoja1.D26:Hoja1.D28</svg:desc>
                </draw:g>
              </table:table-cell>
              <table:table-cell office:value-type="float" office:value="1.13079012358213">
                <text:p>1.13079012358213</text:p>
                <draw:g>
                  <svg:desc>Hoja1.C31:Hoja1.C33</svg:desc>
                </draw:g>
              </table:table-cell>
              <table:table-cell office:value-type="float" office:value="50.0462064598485">
                <text:p>50.0462064598485</text:p>
                <draw:g>
                  <svg:desc>Hoja1.D31:Hoja1.D34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0.587043061528283">
                <text:p>0.587043061528283</text:p>
              </table:table-cell>
              <table:table-cell office:value-type="float" office:value="40.0715686541551">
                <text:p>40.0715686541551</text:p>
              </table:table-cell>
              <table:table-cell office:value-type="float" office:value="1.3454465052109">
                <text:p>1.3454465052109</text:p>
              </table:table-cell>
              <table:table-cell office:value-type="float" office:value="45.7345112716818">
                <text:p>45.7345112716818</text:p>
              </table:table-cell>
              <table:table-cell office:value-type="float" office:value="1.36750603599719">
                <text:p>1.36750603599719</text:p>
              </table:table-cell>
              <table:table-cell office:value-type="float" office:value="50.0572329052926">
                <text:p>50.0572329052926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0.857198068332058">
                <text:p>0.857198068332058</text:p>
              </table:table-cell>
              <table:table-cell office:value-type="float" office:value="43.7447034370791">
                <text:p>43.7447034370791</text:p>
              </table:table-cell>
              <table:table-cell office:value-type="float" office:value="1.32344748030876">
                <text:p>1.32344748030876</text:p>
              </table:table-cell>
              <table:table-cell office:value-type="float" office:value="49.4662023784255">
                <text:p>49.4662023784255</text:p>
              </table:table-cell>
              <table:table-cell office:value-type="float" office:value="1.2082840046255">
                <text:p>1.2082840046255</text:p>
              </table:table-cell>
              <table:table-cell office:value-type="float" office:value="51.1825856076073">
                <text:p>51.182585607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number:number-style style:name="N12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bcaed5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9d85b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78cm" svg:height="11.982cm" xlink:href=".." xlink:type="simple" chart:class="chart:bar" chart:column-mapping="0" chart:style-name="ch1">
        <chart:title svg:x="4.863cm" svg:y="0.375cm" chart:style-name="ch2">
          <text:p>Ganancias[sec] Resolución Baja (Escala Log Y)</text:p>
        </chart:title>
        <chart:legend svg:x="22.457cm" svg:y="0cm" style:legend-expansion="custom" chartooo:width="3.032cm" chartooo:height="2.125cm" style:legend-expansion-aspect-ratio="1.42682352941176" chart:style-name="ch3"/>
        <chart:plot-area chart:style-name="ch4" table:cell-range-address="Hoja1.B4:Hoja1.B6 Hoja1.C19:Hoja1.D19 Hoja1.C21:Hoja1.D23" chart:data-source-has-labels="both" svg:x="1.828cm" svg:y="1.927cm" svg:width="23.925cm" svg:height="8.543cm">
          <chartooo:coordinate-region svg:x="4.037cm" svg:y="2.126cm" svg:width="21.716cm" svg:height="7.697cm"/>
          <chart:axis chart:dimension="x" chart:name="primary-x" chart:style-name="ch5" chartooo:axis-type="auto">
            <chartooo:date-scale/>
            <chart:title svg:x="8.925cm" svg:y="10.709cm" chart:style-name="ch6">
              <text:p>X: Características (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703cm" chart:style-name="ch8">
              <text:p>Y: Ganancia</text:p>
            </chart:title>
            <chart:grid chart:style-name="ch9" chart:class="major"/>
          </chart:axis>
          <chart:series chart:style-name="ch10" chart:values-cell-range-address="Hoja1.C21:Hoja1.C23" chart:label-cell-address="Hoja1.C19:Hoja1.C19" chart:class="chart:bar">
            <chart:data-point chart:repeated="3"/>
          </chart:series>
          <chart:series chart:style-name="ch11" chart:values-cell-range-address="Hoja1.D21:Hoja1.D23" chart:label-cell-address="Hoja1.D19:Hoja1.D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PI(BR)</text:p>
                <draw:g>
                  <svg:desc>Hoja1.C19:Hoja1.C19</svg:desc>
                </draw:g>
              </table:table-cell>
              <table:table-cell office:value-type="string">
                <text:p>GPU CUDA(BR)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0.154255262343885">
                <text:p>0.154255262343885</text:p>
                <draw:g>
                  <svg:desc>Hoja1.C21:Hoja1.C23</svg:desc>
                </draw:g>
              </table:table-cell>
              <table:table-cell office:value-type="float" office:value="40.6645963247977">
                <text:p>40.6645963247977</text:p>
                <draw:g>
                  <svg:desc>Hoja1.D21:Hoja1.D23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0.587043061528283">
                <text:p>0.587043061528283</text:p>
              </table:table-cell>
              <table:table-cell office:value-type="float" office:value="40.0715686541551">
                <text:p>40.0715686541551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0.857198068332058">
                <text:p>0.857198068332058</text:p>
              </table:table-cell>
              <table:table-cell office:value-type="float" office:value="43.7447034370791">
                <text:p>43.74470343707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number:number-style style:name="N12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fcc79b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9a87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78cm" svg:height="11.982cm" xlink:href=".." xlink:type="simple" chart:class="chart:bar" chart:column-mapping="0" chart:style-name="ch1">
        <chart:title svg:x="5.207cm" svg:y="0.375cm" chart:style-name="ch2">
          <text:p>Ganancias[sec] Resolución 4k (Escala Log Y)</text:p>
        </chart:title>
        <chart:legend svg:x="22.165cm" svg:y="0cm" style:legend-expansion="custom" chartooo:width="3.032cm" chartooo:height="2.324cm" style:legend-expansion-aspect-ratio="1.30464716006885" chart:style-name="ch3"/>
        <chart:plot-area chart:style-name="ch4" table:cell-range-address="Hoja1.B4:Hoja1.B6 Hoja1.C24:Hoja1.D24 Hoja1.C26:Hoja1.D28" chart:data-source-has-labels="both" svg:x="1.828cm" svg:y="1.927cm" svg:width="23.925cm" svg:height="8.543cm">
          <chartooo:coordinate-region svg:x="4.037cm" svg:y="2.126cm" svg:width="21.716cm" svg:height="7.697cm"/>
          <chart:axis chart:dimension="x" chart:name="primary-x" chart:style-name="ch5" chartooo:axis-type="auto">
            <chartooo:date-scale/>
            <chart:title svg:x="8.925cm" svg:y="10.709cm" chart:style-name="ch6">
              <text:p>X: Características (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703cm" chart:style-name="ch8">
              <text:p>Y: Ganancia</text:p>
            </chart:title>
            <chart:grid chart:style-name="ch9" chart:class="major"/>
          </chart:axis>
          <chart:series chart:style-name="ch10" chart:values-cell-range-address="Hoja1.C26:Hoja1.C28" chart:label-cell-address="Hoja1.C24:Hoja1.C24" chart:class="chart:bar">
            <chart:data-point chart:repeated="3"/>
          </chart:series>
          <chart:series chart:style-name="ch11" chart:values-cell-range-address="Hoja1.D26:Hoja1.D28" chart:label-cell-address="Hoja1.D24:Hoja1.D2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PI(4k)</text:p>
                <draw:g>
                  <svg:desc>Hoja1.C24:Hoja1.C24</svg:desc>
                </draw:g>
              </table:table-cell>
              <table:table-cell office:value-type="string">
                <text:p>GPU CUDA(4k)</text:p>
                <draw:g>
                  <svg:desc>Hoja1.D24:Hoja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0.784462740288019">
                <text:p>0.784462740288019</text:p>
                <draw:g>
                  <svg:desc>Hoja1.C26:Hoja1.C28</svg:desc>
                </draw:g>
              </table:table-cell>
              <table:table-cell office:value-type="float" office:value="45.5017163540793">
                <text:p>45.5017163540793</text:p>
                <draw:g>
                  <svg:desc>Hoja1.D26:Hoja1.D28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1.3454465052109">
                <text:p>1.3454465052109</text:p>
              </table:table-cell>
              <table:table-cell office:value-type="float" office:value="45.7345112716818">
                <text:p>45.7345112716818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1.32344748030876">
                <text:p>1.32344748030876</text:p>
              </table:table-cell>
              <table:table-cell office:value-type="float" office:value="49.4662023784255">
                <text:p>49.46620237842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7" loext:min-decimal-places="7" number:min-integer-digits="1"/>
    </number:number-style>
    <number:number-style style:name="N12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6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c2e0ae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89c76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78cm" svg:height="11.982cm" xlink:href=".." xlink:type="simple" chart:class="chart:bar" chart:style-name="ch1">
        <chart:title svg:x="5.207cm" svg:y="0.375cm" chart:style-name="ch2">
          <text:p>Ganancias[sec] Resolución 8k (Escala Log Y)</text:p>
        </chart:title>
        <chart:legend svg:x="22.128cm" svg:y="0cm" style:legend-expansion="custom" chartooo:width="3.032cm" chartooo:height="2.546cm" style:legend-expansion-aspect-ratio="1.19088766692852" chart:style-name="ch3"/>
        <chart:plot-area chart:style-name="ch4" table:cell-range-address="Hoja1.B4:Hoja1.B6 Hoja1.C29:Hoja1.D29 Hoja1.C31:Hoja1.C33 Hoja1.D31:Hoja1.D34" chart:data-source-has-labels="both" svg:x="1.828cm" svg:y="1.927cm" svg:width="23.925cm" svg:height="8.543cm">
          <chartooo:coordinate-region svg:x="4.037cm" svg:y="2.126cm" svg:width="21.716cm" svg:height="7.697cm"/>
          <chart:axis chart:dimension="x" chart:name="primary-x" chart:style-name="ch5" chartooo:axis-type="auto">
            <chartooo:date-scale/>
            <chart:title svg:x="8.925cm" svg:y="10.709cm" chart:style-name="ch6">
              <text:p>X: Características (/#cores/#HebrasxBloq)</text:p>
            </chart:title>
            <chart:categories table:cell-range-address="Hoja1.B4:Hoja1.B6"/>
          </chart:axis>
          <chart:axis chart:dimension="y" chart:name="primary-y" chart:style-name="ch7">
            <chart:title svg:x="0.451cm" svg:y="7.703cm" chart:style-name="ch8">
              <text:p>Y: Ganancia</text:p>
            </chart:title>
            <chart:grid chart:style-name="ch9" chart:class="major"/>
          </chart:axis>
          <chart:series chart:style-name="ch10" chart:values-cell-range-address="Hoja1.C31:Hoja1.C33" chart:label-cell-address="Hoja1.C29:Hoja1.C29" chart:class="chart:bar">
            <chart:data-point chart:repeated="3"/>
          </chart:series>
          <chart:series chart:style-name="ch11" chart:values-cell-range-address="Hoja1.D31:Hoja1.D34" chart:label-cell-address="Hoja1.D29:Hoja1.D2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PI(8k)</text:p>
                <draw:g>
                  <svg:desc>Hoja1.C29:Hoja1.C29</svg:desc>
                </draw:g>
              </table:table-cell>
              <table:table-cell office:value-type="string">
                <text:p>GPU CUDA(8k)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jo Rendimiento</text:p>
                <draw:g>
                  <svg:desc>Hoja1.B4:Hoja1.B6</svg:desc>
                </draw:g>
              </table:table-cell>
              <table:table-cell office:value-type="float" office:value="1.13079012358213">
                <text:p>1.13079012358213</text:p>
                <draw:g>
                  <svg:desc>Hoja1.C31:Hoja1.C33</svg:desc>
                </draw:g>
              </table:table-cell>
              <table:table-cell office:value-type="float" office:value="50.0462064598485">
                <text:p>50.0462064598485</text:p>
                <draw:g>
                  <svg:desc>Hoja1.D31:Hoja1.D34</svg:desc>
                </draw:g>
              </table:table-cell>
            </table:table-row>
            <table:table-row>
              <table:table-cell office:value-type="string">
                <text:p>Medio Rendimiento</text:p>
              </table:table-cell>
              <table:table-cell office:value-type="float" office:value="1.36750603599719">
                <text:p>1.36750603599719</text:p>
              </table:table-cell>
              <table:table-cell office:value-type="float" office:value="50.0572329052926">
                <text:p>50.0572329052926</text:p>
              </table:table-cell>
            </table:table-row>
            <table:table-row>
              <table:table-cell office:value-type="string">
                <text:p>Alto Rendimiento</text:p>
              </table:table-cell>
              <table:table-cell office:value-type="float" office:value="1.2082840046255">
                <text:p>1.2082840046255</text:p>
              </table:table-cell>
              <table:table-cell office:value-type="float" office:value="51.1825856076073">
                <text:p>51.182585607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